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19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7.5516in"/>
    </style:style>
    <style:style style:name="co7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stions_P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heliocentryczna budowa świata, wydanie 'O obrotach sfer niebieskich' (Mikołaj Kopernik - Polsk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odkryto najstarszą tapetę ścienną (Christ College w Cambridge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zegarek sprężynowy - najstarszy zachowany egzemplarz (Peter Henlein - Norymberg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pisuar (Włochy - czas przybliżo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pojawia się przecinek w tekście (Aldo Manuzio - Włochy - czas przybliżo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sztuka wytrawiania obrazów (Albreht Düre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chusteczka do nosa jest używana w obecnym zakresie (Włochy - czas przybliżo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zamek kołowy do broni palnej (Johann Kiefu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bidet (Leonardo da Vinci (?) - Włochy - czas przybliżo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zwyczaj ozdabiania choinki (Alzacja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udoskonalony kołowrotek z napędem pedałowym (Jürgen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pistolety z zamkiem kołowym (Włochy,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użycie dzwonu nurkowego (Jezioro Nemi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otrzymano eter (Valerius Cordus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zbudowano pierwszy ogród zimowy (Daniel Barbaro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wynalezienie naboi strzeleckich (czas i miejsce nieznan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spółczesna postać gorsetu (lokalizacja nieznan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pierwsza książka, która w tytule miała słowo encyklopedia (Pavao Skalicia - Szwajcar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zastosowanie szyn w kopalniach (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skonstruowano ołówek (Conrad Gessner - Szwajcar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wyposażenie wojska w muszkiety na naboje (Hiszp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udoskonalona tokarka z prototypem wrzeciennika i suportu (Jaques Besso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metoda obliczania pierwiastków kwadratowych (Rafael Bombelli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odkrycie supernowej SN1572 (Tycho Brahe - D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najdawniejszy znany polski elementarz (Królewiec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log do pomiaru prędkości statków (W. Bourn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pierwsze wykorzystanie energii pływów morskich (Peter Morice - Londy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powstanie kalendarza gregoriańskiego (papież Grzegorz XIII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pierwszy na świecie park rozrywki (park Bakken - D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ułożenie tablicy logarytmicznej (opublikowana 1620 - Jost Bürgi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wprowadzenie na pola bitew kartauny (Maurycy Orański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dziewiarka ręczna do wyrobu pończoch (William Lee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mikroskop (Zaharias Jansen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pierwszy mechaniczny tartak (Cornelis Corneliszoon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pierwszy klozet spłukiwany wodą (John Harringt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termometr powietrzny (Galileusz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ermometr (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pojazd z napędem żaglowym (Simon Stevin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luneta (Hans Lipperschey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zastosowanie lunety do badań astronomicznych (Galileusz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pierwsza w Polsce i Europie księgarnia (Franciszek Jakub Mercenich - Polsk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resor piórowy (Fausto Veranzio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prototyp lornety (Galileusz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maseczka mająca chronić przed dżumą (Charles de Lorme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aruzela (prawdopodobnie Tur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suwak logarytmiczny (William Oughtred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arytmometr (Wilhelm Schickard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pierwowzór łodzi podwodnej (Cornelius J. Drebbel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początki prasy - pierwsze gazety - (Kardynał Richelieu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noniusz (Pierre Vernier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pierwowzór peryskopu (Jan Heweliusz - Polsk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metoda otrzymywania z węgla koksu (Daniel Stumpfelt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pompa powietrzna (Otto von Guericke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arytmometr (Blaise Pascal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barometr rtęciowy (Evangelista Torricelli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konstruowano ruletkę (Blaise Pascal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sikawka pożarnicza z komorą powietrzną (Hans Hautsc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mikrometr (Robert Hooke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zegar wahadłowy (Christian Huyghens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równomierne rozchodzenie się ciśnienia w cieczy (Blaise Pascal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manometr (Otto von Guericke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stworzenie pojęcia pierwiastków chemicznych (Robert Boyle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zwodowano pierwszy w Europie katamaran (William Petty - Ir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autobus na regularnych liniach (Blaise Pascal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zjawisko prądu elektrycznego (Otto von Guericke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maszyna elektrostatyczna (Otto von Guericke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udoskonalona maszyna matematyczna do czterech działań (Wilhelm Leibniz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sproszkowane kakao (bracia Van Houten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nemometr (Robert Hooke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teleskop zwierciadlany (Isaac Newt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w Londynie oświetlone są ulice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wahadło do regulacji chodu zegara (Christiaan Huyghens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autoklaw (Denis Pap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rójkołowy pojazd poruszany siłą mięśni (Stephan Farfl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pierwsza brzytwa o stalowym ostrzu (Sheffield w Anglii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kociołek parowy z zaworem bezpieczeństwa (Denis Pap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odkrycie promieni cieplnych (Edme Mariotte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winda działająca na zasadzie przeciwciężarów (Erhard Weigel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opublikowano po łacinie "Matematyczne zasady filozofii przyrody" (Principia) Isaac'a Newtona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silnik parowy (Denis Pap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pompa odśrodkowa (Denis Pap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odkrycie polaryzacji światła (Christiaan Huygens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udoskonalenie dzwonu nurkowego (Edmund Halle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korek do butelki szampana (Dom Pierre Perigno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pierwszy patent na maszynę do prania (John Tyzacke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ogłoszenie matrymonialne (John Hought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atmosferyczna beztłokowa maszyna parowa do odwadniania kopalni (Thomas Saver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uzyskanie fosforu (Henning Brand - Bawar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początki produkcji masowej (Christion Polhem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prototyp statku parowego (Denis Pap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saska porcelana z kaolinu (Johann Böttger - Miś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pierwszy fortepian (Bartolomeo Cristofori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łokowa maszyna parowa atmosferyczna do pompowania wody z kopalni (Thomas Newcome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trzy podstawowe prawa ruchu ciał (Isaac Newt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nowoczesny skafander nurka, odporny na ciśnienie (John Lethbridge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pomysł na poduszkowiec (Emanuel Swedenborg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termometr rtęciowy (Daniel Fahrenheit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wiertarki do metali i obrabiarki do kół zębatych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teodolit (Jonathan Siss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pierwsze fotografie (Johann Heinrich Schulze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soczewka achromatyczna (Chester Moore Hall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pirometr (Pieter van Musschenbroek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sekstans (John Hadle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maszyna parowa (Newcomena) do napędu maszyn obrotowych (Abraham Darb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mechaniczne czółenko tkackie (John Ka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wózek dziecinny (Wiliam Kent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wytop żelaza tylko przy użyciu koksu (Darb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pierwszy system roślin (Karol Linneusz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tramwaj konny (Whitehare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oczątki mechanicznego przędzenia (Lewis Paul i John Wyatt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latyna w Europie (Charles Wood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ierwszy most łańcuchowy nad rzeką Tees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ustalenie skali temperatur na podstawie zamarzania i wrzenia wody (Anders Celsius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dzwonki Franklina (Andrew Gordon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pierwszy kryty basen (Wielka Bryt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butelka lejdejska (Ewald von Kleist - Prusy), pierwszy kondensator (Pieter van Musschenbroek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wyizolowano cynk jako czysty metal (Andreas Marggraf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pierwsza prosta turbina wodna (Ján Andrej Segn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odkryty zostaje nikiel (Axel Frederic von Cronstedt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iorunochron (Benjamin Frankli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okulary przeciwsłoneczne (James Ayscough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odkrycie indukcji elektrycznej (John Cant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pierwsza walcownia żelaza (Henry Cort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cement hydrauliczny (John Smeat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ludzie poznali majonez (kucharz księcia Richelieu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pierwsze na świecie biuro podróży (Richard Cox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chronometr morski (John Harris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pierwsze wrotki (Joseph Merlin - Belg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pierwsze kopalnie węgla kamiennego w Polsce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maszyna do urobku węgla (Michael Menzies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ierwsza kanapka (lord Sandwich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ierwszy elektrofor (Johan C. Wilcke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pierwsze puzzle (John Spilsbur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przędzarka mechaniczna (James Hargreaves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wyizolowanie wodoru (Henry Cavendish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skrzynka pocztowa (Prus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areometr (Antoine Baumé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przemysłowa maszyna parowa (James Watt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nowożytny cyrk (Philip Astle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prowadzenie jednostki mocy koń mechaniczny (James Watt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ydzielono azot (Carl W. Scheele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wynaleziona została gumka do mazania (Joseph Priestle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pojazd parowy (Nicolas J. Cugnot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pierwszy android z programowalną pamięcią (Pierre Jaquet-Droz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gaz rozweselający (Joseph Priestle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wprowadzenie do mechaniki pojęcia pary sił (Charles Coulomb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otrzymanie czystego tlenu w laboratorium (Joseph Priestle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chlor zmieszany z powietrzem (Carl W. Scheele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pierwsza analiza powietrza (Antoine L. Lavousie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odkrycie pozwalające na budowę higrometru (Horace de Saussure - Szwajcar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łódź podwodna (David Bushnell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pierwszy koktajl (Betsy Flanagan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strugarka do drewna (Hatt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woda sodowa (Joseph Priestle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biurko (Jean-Henri Riesener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odkryto molibden (Carl W. Scheele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pierwszy most żeliwny łukowy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grafit uznany za odmianę węgla (Carl W. Scheele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odkrycie gliceryny (Carl W. Scheele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stalowa lina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lektryczna zapalniczka (Bazyle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stalowe pióro do pisania (firma Harriso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ustalenie składu chemicznego wody i powietrza (Henry Cavendish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w pełni użyteczna maszyna parowa (James Watt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balon wypełniony ogrzanym powietrzem (bracia Joseph i Jaques Montgolfie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wyodrębniono czysty wolfram (José i Fausto Elhuyar - Hiszp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łódź z napędem parowym (Claude d'Abbans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ustalenie składu chemicznego amoniaku (Claude L. Berthollet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przelot balonem nad kanałem La Manche (Jean-Pierre Blanchard, John Jeffries - Francja /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pierwsza młockarnia (Andrew Meikle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przemysłowa produkcja cukru (Prus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wyprodukowano blachę ocynkowaną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krosno mechaniczne (Edmund Cartwright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regulator obrotów maszyny parowej (James Watt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pierwsza matura (Karl Abraham von Zedlitz - Prus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węgiel został zaliczony do pierwiastków (Antoine Lavoisie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odkrycie uranu (Martin. H. Klaproth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konstruowano prototyp gilotyny (Joseph Guilloti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znurowadła we współczesnej postaci (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pierwsza suwmiarka z noniuszem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opatentowana została turbina gazowa (John Barber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odkryty został tytan (William Gregor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telegraf optyczny semaforowy (Claude Chapp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oświetlenie gazowe (William Murdock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mbulans (baron Dominique Jean Larey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pierwsza linia telegrafu optycznego (Claude Chapp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łożysko kulkowe (Philip Vaughan - Wa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prasa hydrauliczna (Joseph Bramah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pierwszy patent na korkociąg (Samuel Henshall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litografia (Alois Senefeld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oczątek szczepień ochronnych (Edward Jenner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cement hydrauliczny (James Parker - Wielka Bryt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pierwszy skok ze spadochronem (André-Jacques Garneri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odkrycie chromu (Louis Nicolas Vauqell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skonstruowano maskę przeciwgazową (Alexander von Humboldt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zbudowany został grzejnik gazowy (Philippe Lebo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ateria elektryczna (Alessandro Volta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ierwsza kosiarka z nożami (R. Mearos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promieniowanie podczerwone (Friedrich Wilhelm Herschel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lokomotywa drogowa (samochód parowy: R. Trevithick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pierwszy galwanoskop (P. Simo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patent na silnik gazowy z zapłonem elektrycznym (P. Lebo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produkcja cukru z buraków na skalę przemysłową (Achard, Dolessert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pierwszy parowiec wyposażony w koło łopatkowe (W. Symington - Szko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prawo Gay–Lussaca (Francja), kuchnia gazowa (Z. Winz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kursują taksówki z napędem parowym (Londy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konstruowano poligraf (J. Hawkins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mechaniczny warsztat do tkania wzorzystego (J. M. Jacquard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wyodrębnienie <text:s/>morfiny (F. Serturner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bębenkowa maszyna do szycia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pierwszy pojazd lądowo-wodny (O. Evans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zapałki (Jan C. Chancel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palnik gazowy do cięcia metali (Stone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gazowe oświetlenie fabryki (W. Murdock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maszyna do produkcji wkrętów do drewna (F. Jap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ekspres do kawy (B. Thompson - hrabia Rumford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pojęcie energii (T. Young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rower wodny (czas przybliżony, miejsce nieznan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praktyczny parostatek ( R. Fult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kolej parowa na szynach (R. Trevithick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wyodrębniono magnez (H. Dav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piła taśmowa do obróbki drewna (W. Newberr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została odkryta parafina (J.N. von Fusch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konserwy (N. Appert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telegraf elektryczny (T. von Soemmering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metalowa puszka (P. Durant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szybkobieżna parowa maszyna drukarska (F. Koenig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prawo Avogadro (A. Avogadro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wyjaśnienie zjawiska bąka - żyroskop (S. Poisso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skala do określania twardości minerałów (F. Moh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łańcuchowa kolej żelazna (W. i E. Chapman - Wielka Bryt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teoria powstawania systemów planetarnych (P. S. de Laplac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rower biegowy (F. D. Sauevbron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prototyp piły tarczowej (T. Babbitt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pierwszy wojenny statek parowy (R. Fult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zbudowany został spektrometr (J. Fraunhofer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pierwszy gazomierz (S. Clegg - Wielka Bryt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stetoskop (T.H. Laennec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gaśnica (G. Manb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górnicza lampa bezpieczeństwa (H. Dav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hulajnoga (???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wyizolowano selen (J. J. Berzelius - Szwe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odkryto kadm (F. Stromey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frezarka z samoczynnym przesuwem stołu (E. Whitney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świeca ze stearyny (H. Braconnot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ożaglowany parostatek "Savannah" przepływa Atlantyk (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zjawisko elektromagnetyzmu (H. CH. Oersted - D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metoda wytłaczania rur ołowiowych (T. Burr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podstawowe prawa elekromagnetyzmu (A. Ampèr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skonstruowanie stopera (F.J. Arago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harmonijka ustna - organki (Ch. Buschman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pierwsza maszyna do składania tekstu (W. Church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powstał arytmometr - pierwszy produkowany później masowo (Charles X. Thomas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zastosowanie prysznica w hydroterapii (V. Priessnitz - Aust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pierwsze tkaniny nieprzemakalne (Ch. Mackintosh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zapalniczka (J. W. Döebereiner - Niemcy),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cement portlandzki (J. Aspdi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karabin maszynowy (J. Perkins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sztuczna skóra (T. Hancock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pierwsza publiczna linia kolejowa Stockton – Darlington (G. Stephens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pismo dla niewidomych (L. Braill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gąsienice do pojazdów (G. Caulc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początki fotografii (J. N. Niepc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śruba okrętowa (J. Ressel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otwarto pierwszą polską politechnikę w Warszawi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wielostopniowa turbina akcyjna (W. Zah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schronisko nad Morskim Okiem (E. Homolacs - Polsk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ierwszy silnik elektryczny (Á. Jedlik - Węgr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karabin z iglicą bezwładnościową (J. N. Dreyse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ścieg łańcuszkowy i maszyna do jego wykonania (B. Thimonie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zbudowany został parowóz "Rakieta" (G. Stephens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pierwsza próba uporządkowania pierwiastków - triady Döbereinera (Döberein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atent na konstrukcję maszyny do szycia (B. Thimonnie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frezarka (Stany Zjednoczon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szkło prasowane (C. Baccarat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jednostki podstawowe: milimetr, miligram i sekunda (C. F. Gaus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dzwonek elektryczny (L. Cowen -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indukcja elektromagnetyczna (M. Farada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pierwsza prądnica prądu zmiennego (H. Pixii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klamerka do bielizny (S. Pryor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ładowana od tyłu strzelba myśliwska (C. Lefaucheux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elektryczny zegar kwarcowy (Scheibe, Adelsberger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praktyczna żniwiarka mechaniczna (C. Mc Cormick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kapsułki do konfekcjonowania płynnych leków (M. Mothe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silnik elektryczny bateryjny (M. H. Jacobi - Ros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Samuel Colt patentuje rewolwer kapiszonow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sejf ognioodporny (Charles i Jeremiah Chubb - USA),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John Frederic Daniel buduje ogniwo galwaniczne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kafar parowy (Cowdi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odkryto acetylen (E. Dav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wirowa suszarka do bielizny (Penzoldt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praktyczny telegraf elektromagnetyczny (S. Mors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ketchup pomidorowy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wyprodukowanie syntetycznych kamieni szlachetnych (A. Gaudi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pierwszy morski parowiec o napędzie śrubowym (Smith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telegraf kolejowy (Ch. Wheatstone, Cooke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śruba okrętowa (Erics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początki fotografii - dagerotypia (Daguerr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galwanoplastyka (Jacobi - Ros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karka karuzelowa (Bodmer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nawozy sztuczne w rolnictwie (Liebig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otrzymanie z drewna celulozy (A. Paye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klucz i alfabet telegraficzny (F.B. Mors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znormalizowany gwint calowy (J. Whitworth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omomierz (Ch. Poggendorff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ustalenie sygnalizacji świetlnej trzykolorowej na kolei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młot parowy w użyciu (Nasmyth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pierwsza kartka pocztowa (M. Egley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maszyna do zszywania książek (T. Richardso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pierwsza fabryka nawozów sztucznych (Lawes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wyprodukowanie ebonitu (T. Hancock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koparka ziemna na parę (G. Oti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międzymiastowa linia telegraficzna Waszyngton – Baltimore (S. Mors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elektryczny zegar (A. Bain - Szko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cement portlandzki prażony (Johns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tokarka rewolwerowa (S. Fitch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odkrycie fluorescencji (Brewste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w Londynie elektryczne światło żarówkowe - kandelabr (Sta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maszyna do szycia (E. How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pierwsza operacja pod narkozą eterową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drukarska maszyna rotacyjna (E. How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prawo zachowania energii (H. von Helmholte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lupa z dwóch soczewek (powiększenie do 120 razy: C. Zeis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zasada Dopplera (Aust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mina morska (E. W. Siemen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guma do żucia (J. Curtis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patent na fotel stomatologiczny (W. Hanchet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chłodziarka mechaniczna (Gorvi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pranie na sucho (Jean-Baptiste Jolly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agrafka (W. Hun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pierwsza fotografia Księżyca (C. Bond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udowodnienie obrotu Ziemi (L. Foucault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palnik gazowy (W. Bunsen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podmorska linia telegraficzna (Dover – Calai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teleobiektyw (J. Porro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pierwszy prom kolejowy w Glasgow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prototyp sterowca (H. J. Giffard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pierwszy żyroskop (J. Foucault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ampa naftowa (Ignacy Łukasiewicz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chipsy ziemniaczane (G. Crum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skala temperatur bezwzględnych (lord Kelvi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wydobycie i przetwarzanie ropy naftowej ( I. Łukasiewicz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ierwsza droga asfaltowa (Merio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ierwsza żarówka elektryczna (Goebel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zapałki (J i <text:s/>K. Lundström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pierwsza maszyna do pisania z taśmą (G. Ravizza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telegraf drukujący (D. Hughes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świeżenie stali w konwertorze (H. Bessemer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pierwszy barwnik syntetyczny moweina (Perki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barwniki syntetyczne (Anglia,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winda osobowa (E. Otis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papier toaletow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uzyskanie stali narzędziowej (Musket - Szko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światło elektryczne w latarni morskiej (Foreland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szklany słoik z zakrętką (J. L. Mason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pierwszy telegram kablowy z Anglii do US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akumulator ołowiowy (G. Plant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pierwsze głębokie wiercenia szybów naftowych (G. L. Drak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walec drogowy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ilnik spalinowy gazowy (É. Lenoi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kombajn żniwn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prądnica prądu stałego (Pacinotti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wielostrzałowe karabiny (O. Winchest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początki fotografii barwnej (J. C. Maxwell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fabryka papierosów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pierwsze tworzywo sztuczne (A. Parkes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frezarka uniwersalna (Brow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metro (Londy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wrębiarka węglowa (Harris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wagon pulmanowski (G. M. Pullma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karabin maszynowy (R. Gatling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dziewiarka mechaniczna (Cott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proces martenowski w hutnictwie (Marti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działko szybkostrzelne (B. B. Hotchkis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maszyna dziewiarska (A. Voigt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wynalezienie pasteryzacji (L. Pasteu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łączność atlantycka za pomocą kabla (Irlandia –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metoda wytwarzania celulozy (B. Ch. Tilghma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prądnica samowzbudna (E. W. Siemen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żelbet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opatentowano dynamit (A. Nobel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pierwszy patent (J. Monier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konserwy mięsne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w widmie słonecznym odkryto hel (P. J. Janssen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stal wolframowo – manganowa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otwarcie kanału Sueskiego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celuloid (J. Hyat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pierwsza transkontynentalna linia kolejow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kombajn wiercąco–ładujący do wiercenia w tunelu (Chanell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ceramiczne miski klozetowe (T. W. Twyford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naciągane szprychy druciane do kół rowerowych (E. A. Cowper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tunel alpejski (pod Mt. Ceni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dzieło “O pochodzeniu człowieka” (K. Darwi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sucha płyta fotograficzna (R. Maddox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uruchomiono produkcję dziadków do orzechów (W. Füchtn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założono Park Narodowy Yellowstone (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wyprodukowana wazelina (R. Chesebrough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nauszniki (Ch. Greenwood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tenis ziemny (W. Wingfield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drut kolczasty - maszyna do produkcji (J. Glidde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została odkryta heroina (C.R. Alder Wright - Wielka Bryt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pojazd z silnikiem benzynowym (S. Marcus - Aust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bezpiecznik elektryczny (T. Edison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telefon (A. Bell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udoskonalony silnik spalinowy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transandyjska linia kolejowa (Polak - Malinowski - Peru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statek chłodni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zgrzewarka elektryczna (Thom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fonograf (T. Edi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wirówka do mleka (Carl de Laval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silnik dwusuwowy (D. Clerk - Szko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mikrofon stykow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lokomotywa elektryczna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ankowiec (M. Kaspijski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żarówka elektryczna (T. Edi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ierwszy wytop stali w piecu łukowym elektrycznym (Siemen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urbina akcyjna (L.A. Pelt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sacharyna (C. Fahlberg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ramwaj elektryczny (W. von Siemen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kongres w Paryżu wprowadza jednostki podstawowe: centymetr, gram i sekundę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cysterny kolejowe (Ros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pierwsza elektrownia miejska (T. Edi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ransformator prądu zmiennego (M. Deri i C. Zipernowsk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siatkowa klisza drukarska - autotypia (G. Meisenbac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zarazek cholery (Koc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silnik na prąd stały (W. Lahmeye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skraplanie powietrza (Wróblewski, Olszewski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karabin maszynowy (H. Maxim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mechaniczna analiza i synteza obrazu (P. Nipkow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reakcyjna turbina parowa (Ch. Parsons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amochód z silnikiem benzynowym (C. Benz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sztuczny jedwab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tankowiec oceaniczny (Batumi – Londy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produkcja aluminium na skalę przemysłową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motocykl (G. Daiml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pierwsze użycie linotypu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gramofon i produkcja płyt (E. Berlin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wielofazowy silnik indukcyjny (N. Tesla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podręcznik do nauki międzynarodowego języka Esperanto (L. Zamenhof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opona pneumatyczna (John B. Dunlop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ręczne aparaty fotograficzne (Kodak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silnik elektryczny trójfazowy (N. Tesla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tarcza obrotowa telefonu (A. Strowg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ukończenie budowy wieży Eiffla (Paryż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krzesło elektryczne - pierwszy wyrok śmierci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eleautograf do przekazywania obrazów na odległość (E. Gray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powstaje jedna z technik drukowania - rotograwiura (K. Klíč - Cze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krosno automatyczne (James H. Northrop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użyta torpeda w bitwie morskiej (Chil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patent na projektor i kamerę filmową (A. Edi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loty ślizgowe, powstaje lotnia (O. Lilienthal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gaźnik z dyszą i pływakiem (W. Maybac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podstawy daktyloskopii (sir F. Galt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automatyczna centrala telefoniczn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wysokonapięciowe prądy wielkiej częstotliwości (N. Tesla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zamek błyskawiczny (W.L. Jud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włókno szklane (E. Libbey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ierwszy wyścig samochodowy (Paryż – Roue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wielkoformatowa reklama ścienna (czas przybliżony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skonstruowanie pleografu (K. Prószyński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pierwsza zelektryfikowana linia kolejow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użyteczna elektrownia wodn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kinematograf (bracia Lumier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radio (A. Popow - Rosja, G. Marconi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wykonanie termosu (J. Dewar - Szkocja i R. Burg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auto z elektrycznym rozrusznikiem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wysokoprężny silnik spalinowy (R. Diesel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monotyp (T. Lanst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telegrafia bez drutu (G. Marconi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gnetyczny zapis dźwięku (W. Poulsen - D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konstrukcja głośnika (O. Lodge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odkrycie pierwszych pierwiastków promieniotwórczych ( M. Curie-Skłodowska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wolframowa stal narzędziowa szybkotnąca (F. W. Taylor, M. Whit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prototyp suszarki do włosów (M. Doliwo-Dobrowolski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spinacz (J. Vaaler - Norweg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sterowiec o sztywnej konstrukcji (Zeppelin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wyprodukowanie silikonu (S. Kipping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orpedo rowerowe z piastą wolnobiegową (E. Sach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nawiązanie łączności radiowej poprzez Atlantyk (G. Marconi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detektor kryształkowy (F. Braun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wyróżnienie grupy krwi (K. Landsteiner - Aust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samochód pancerny (Francja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otrzymanie radu (M. i P. Curi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świeca zapłonowa (R. Bos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amolot: pierwsze udane loty (Wright, Hawk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otrzymywanie kwasu azotowego z powietrza (Birkeland, Eyde - Norweg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traktor gąsienicowy (B. Hol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wynalezienie diody próżniowej (A. Fleming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rożki do lodów (E. Hamwi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przesyłanie obrazów i fototelegrafia (A. Korn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produkcja pralek elektrycznych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zbudowano patefon (Emil i Charles Path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eoria względności (A. Einstein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trioda (L. De Fores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powstaje prototyp dyktafonu (G. Marconi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duraluminium (A. Wilm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akelit (L. Baekeland - Belg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konstruowany został belinograf (É. Belin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prototyp użytecznej turbiny gazowej (H. Holzwart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klakson elektryczny (M. R. Hutchi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wytworzenie celofanu (E. Brandenberger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przelot samolotem nad kanałem La Manche (L. Bleriot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kauczuk syntetyczny (F. Hofmann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pierwszy konkurs lotniczy (Reims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aeroskop (K. Prószyński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wodnopłatowiec (H. Fabr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świetlówka neonowa (G. Claud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przekazanie obrazu telewizyjnego za pomocą elektryczności (W. Kosm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pasta do zębów Chlorodent (O. von Mayenburg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odkrycie promieni kosmicznych (F. Hess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pierwszy statek oceaniczny z silnikiem Diesla (D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komora Wilsona (Ch. Wilson - Szko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lokomotywa dieslowska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taśmowa produkcja samochodów (H. Ford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modele atomów (N. Bohr - D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benzyna syntetyczna (F. Bergius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zakończono budowę Kanału Panamskiego (USA - Panam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pomysł zastosowania czołgu w bitwie (E. Swinton - Wielka Bryt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świetlny sygnalizator drogowy w Cleveland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pierwszy całkowicie metalowy samolot Junkers J1 (O. Mader i H. Steudel <text:s/>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miotacz ognia jako broń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wyposażenie samolotów w karabiny maszynowe (Fokker E1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pierwszy lotniskowiec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nierdzewna stal chromowa (H. Brearley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pierwsze użycie bojowe czołgów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asowa produkcja traktorów (H. Ford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wyjaśnienie zjawiska dyfrakcji światła (W. Rubinowicz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rodukcja lodówek elektrycznych na skalę handlową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seryjna produkcja lamp elektronowych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maszyna szyfrująca Enigma (A. Scherbius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transatlantycki przelot samolotu (Alcock, Brown, N. Funlandia – Ir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brytyjski sterowiec przebył Atlantyk w obu kierunkach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pierwsze regularne pasażerskie linie lotnicze (Paryż – Londyn, Berlin – Weima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ierwsza rozgłośnia radiowa nadająca stały program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odkrycie freonu (T. Midgley Jr.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laster opatrunkowy (Dicks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rodukcja sztucznego jedwabiu (Anglia,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nordic walking (narciarze biegowi - Fin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parowóz turbinowy (F. Ljungström - 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sulina (F. Banting - Kanad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film dźwiękowy - pierwszy pokaz (Berlin,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początki automatycznej kontroli pracy maszyn i przebiegu procesów technologicznych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elektroniczna lampa odtwarzająca obrazy (W. K. Zworyki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elektryczne wycieraczki do samochodów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pierwsza autostrada z Mediolanu do Varese (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głośnik elektrodynamiczny (H. Riegge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pierwsze udane próby telewizji (J. L. Baird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pierwsza kamera małoobrazkowa Leic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aśma samoprzylepna (R. Drew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mikrofon elektryczny (J. Maxfield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raktyczna telewizja - pierwszy pokaz (Baird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oktowizor (J. Baird - Szko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antena typu dipol (H. Yagi i S. Uda - Jap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amotny przelot transatlantycki (Lindbergh, N. Jork – Paryż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yntetyczny kauczuk (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elementy strunobetonowe w budownictwie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modulacja częstotliwości w odbiorniku radiowym (H. Armstrong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licznik Geigera-Müllera (H. Geiger i W. Müll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oczątki telewizji elektronicznej: kineskop (V. Zworyki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elektroencefalograf (H. Berger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nicylina (A. Fleming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batysfera (O. Barton i W. Beeb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ylon (USA), zastosowanie pierwszej analogowej maszyny liczącej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konoskop (V. Zworyki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papierowe ręczniki (A. Scot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początki radioastronomii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cyklotron (E. O. Lawrenc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klocki Lego (Ole K. Christiansen - D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powstaje samochód ze śmigłem - Helicron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monocykl (J. A. Purves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ikroskop elektronowy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walcarka do ciągłego walcowania ( T. Sędzimir - 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polietylen (W. Bryt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sztuczna promieniotwórczość (Curie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drogowe światła odblaskowe - kocie oczka (P. Shaw - W. Bryt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akrylowe tipsy (M. Lapp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organy elektryczne (L. Hammond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parkometr (C. Mage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pierwszy w pełni udany film barwny: Technicolor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BBC nadaje stały program telewizyjny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prototyp wózka sklepowego (S. Goldma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pierwszy lot helikoptera o podwójnym rotorze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perlon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radioteleskop (G. Reb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silnik odrzutowy ( F. Whittle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pierwszy funkcjonujący magnetofon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trzymanie teflonu (R. Plunket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długopis kulkowy (L. Biro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owoczesny śmigłowiec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radar (W. Watt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amolot odrzutowy Heinkel 178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pierwsze użycie Cyklonu B przeciw ludziom (obóz Buchenwald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ylonowe pończochy (firma DuPont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opracowano gazowany napój Fanta (M. Keith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ierwsza lokomotywa turbospalinowa (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w armii Stanów Zjednoczonych pojawiły się M&amp;M'sy (F. Mars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raprzodek współczesnego quada - kettenkrad (firma NSU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wykrywacz min (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konstruowano katapultę dla pilotów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pierwszy reaktor jądrowy (E. Fermi, Chicago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sztuczna nerka aparat do dializy (W.J. Kolff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zbudowano ipsofon (firma Buhrle &amp;Co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wymyślone zostały zapięcia ubrań - tzw. rzepy (G. de Mestral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ierwsza użyteczna przekaźnikowa maszyna cyfrowa Mark 1 (H. Aike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zdalnie kierowane rakiety (W. von Braun i zespół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ikroskop protonowy (600 000 razy)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bomba atomowa (R. Oppenheim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prężyna slinky (R. James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zapalniczka z płynnym gazem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elektroniczna maszyna licząca ENIAC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firma Dupont rozpoczęła produkcję teflonu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zasada zegara atomowego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amolot osiąga prędkość naddźwiękową, Bell X1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rozpoznanie wieku szczątków organicznych przy pomocy C 14 (F. Libby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olaroid - aparat fotograficzny (E. Herber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atyskaf (J. Piccard - Szwajcar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frezarka sterowana elektronicznie (zespół,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ranzystor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ierwszy lot non-stop dookoła świata Lucky Lady II (J. Gallagh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ranzystor warstwowy (W. Shockley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obwody drukowan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ierwsze programy telewizji barwnej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oczątki produkcji włókien poliakrylonitrylowych - orlon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konstruowano pager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odtwarzacz video - Ampex (Ch. Ginsburg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prototyp pieluszki jednorazowej (M. Donova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pierwszy biurowy korektor (Bette N. Graham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pierwszy samolot odrzutowy w komunikacji pasażerskiej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bomba wodorow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pierwsza bieżnia elektryczna (dr. R. Bruce i W. Quinton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zastosowanie izotopów i promieniowania w lecznictwie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panoramiczny film ze stereofonicznym dźwiękiem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frezarka sterowana elektronicznie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aser (USA, 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pierwsze całkowicie zautomatyzowane zakłady przemysłowe (USA, 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pierwsza elektrownia jądrowa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światłowód (S. Kapany - W. Bryt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pony bezdętkow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yntetyzator muzyczny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ransatlantycka kablowa linia telefoniczn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wprowadzono hamulce tarczow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początki chirurgii ultradźwiękowej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pierwszy sztuczny satelita Ziemi (Sputnik 1 - 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ilnik z wirującym tłokiem (F. Wankel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jednoszynowa kolej podwieszona (Kol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pasy bezpieczeństwa (Szw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regularne loty transatlantyckie odrzutowców pasażerskich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pierwowzór gry telewizyjnej (William A. Higinbotham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onda kosmiczna osiąga Księżyc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lodołamacz o napędzie jądrowym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fotografowanie niewidocznej z Ziemi strony Księżyca (Łuna 3 - 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otoradar (M. Gatsonides - Holand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pierwszy satelita telekomunikacyjny i meteorologiczn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maszyna elektroniczna odcyfrowuje pismo Majów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pierwszy lot kosmiczny człowieka (J. Gagarin - 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pierwszy układ scalony (B. Noyce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pierwszy skafander kosmonauty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początki telewizji międzykontynentalnej: Telstar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otodioda (N. Holonyak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unel pod Mt. Blanc (Francja –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pierwszy stacjonarny satelita telekomunikacyjn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pierwsza kobieta W. Tiereszkowa w kosmosie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uperlinie kolejowe Tokaido (Jap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operacja za pomocą skalpela laserowego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pierwszy telefaks (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tatek kosmiczny Woschod 1 z trzyosobową załogą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spartam (J. Schlatter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elektroniczny flesz z automatycznym sterowaniem błysku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pierwszy próbny pociąg na poduszkach powietrznych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czytnik IBM 1287 odczytuje pismo maszynowe i ręczne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. Armstrong i D. Scott łączą dwa statki w kosmosie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onda kosmiczna ląduje na Wenus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elektrownia pływowa w St. Malo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tek kosmiczny z załogą na pokładzie okrąża Księżyc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ierwsza myszka komputerowa (D. Engelbart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ierwszy ponaddźwiękowy samolot pasażerski Tu-114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pierwszy bankomat (J. Shepherd-Barron -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Boening 747 odbywa pierwszy lot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irma Sony wprowadza system wideokaset (Jap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ierwszy kalkulator (N. Kitz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udało się zobaczyć atomy uranu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lektronika w małoobrazkowych aparatach fotograficznych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cja kosmiczna Salut1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riner 9 wprowadzony na orbitę Mars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ierwszy mikroprocesor (firma Intel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pojawiły się kwadrofoniczne płyty gramofonow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a rynku pojawiło się jajko niespodzianka (firma Ferrero - Włoch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pojazd na poduszce magnetycznej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dom zasilany energią słoneczną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etoda przędzenia bezwrzecionowego (Polsk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można badać warstwowo wnętrze ciała ludzkiego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porsche sportowe z turbodoładowaniem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ukończono prace nad paralizatorem (J. Cover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klucz zastąpiono kartą magnetyczną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magnetowid domowy na rynku (Jap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olarium (F. Wolff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onda Venus 9 przekazuje pierwsze zdjęcia powierzchni Wenus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gry telewizyjne na rynku, Viking 1 ląduje na Marsie i przekazuje obraz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w użyciu jest Gore-tex (W. Gore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omba neutronow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wprowadzenie systemu fotografii na poczekaniu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ajwiększa koparka czerpakowa, 240 000 m3 na dzień (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owstaje płyta CD (firma Philips - 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ierwszy satelita systemu GPS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okonanie kanału La Manche samolotem napędzanym pedałami (B. Allen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ciekłokrystaliczny ekran telewizyjny (Jap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ierwszy lot samolotu z napędem słonecznym (L. Mauro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kieszonkowe komputery na rynku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ogiczna łamigłówka - kostka Rubika - w sprzedaży (E. Rubik - Węgr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ierozpoznawalny samolot bojowy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na rynku pierwsze odtwarzacze płyt kompaktowych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start pierwszego promu kosmicznego Columbi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francuski pociąg TGV osiągnął prędkość 380 km/godz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omografia komputerowa ciała człowiek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zaczęto używać teletextu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ztuczne serce (R. Jarvik - 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zdefiniowano metr jako 299 792 488 część drogi przebytej w ciągu sekundy przez światło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ukończono najdłuższy tunel świata Seikan (53 850 m, Japo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omputer biurowy wyposażony w myszkę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ystem hamulcowy ABS w produkcji masowej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awigacja poprzez satelity, pierwsze modele samochodów z komputerem pokładowym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określenie pozycji w nawigacji z dokładnością 1 metra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katastrofa promu Challenger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Voyager 2 mija Uran i Neptun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owa generacja nadprzewodników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dkryto gwiazdę supernową w odległości 170 000 lat świetlnych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ierwszy wirus komputerowy zaraża 20 tys. komputerów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światłowód pod Atlantykiem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największy samolot świata An225 (ZSR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GV na poduszce magnetycznej osiągnął prędkość 482 km/godz. (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akcelerator LEP o obwodzie 26,7 km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eleskop kosmiczny Hubble na orbici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grający robot Wabot potrafi zagrać skomplikowane utwory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ostateczne przebicie "Eurotunelu" pod kanałem La Manch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elikoptery bez rotora ogonowego (US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ideokamera na wzór oka ludzkiego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zastosowano format MP3 (K. Brandenburg - Niemc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ierwszy SMS (N. Papworth - Wielka Bryt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zastosowanie aerożelu do ochrony czułej elektroniki marsjańskiego łazika przed niskimi temperaturami (NASA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konstruowano pendrive (IBM - US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ierwsze metalowe pióra do pisania (Rzym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wstały pierwsze automaty (Heron z Aleksandrii - czas przybliżo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ierwsza fontanna, skonstruowany został taksometr (Heron - Aleksandr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ierwsza sikawka strażacka (Ktesibios z Aleksandrii) w użyciu (pożar Rzymu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lany budowy Kanału Korynckiego (cesarz rzymski Neron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ierwsze zapiski o dybach (Dzieje Apostolski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ierwszy zamek obrotowy (Rzym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jawia się musztarda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ierwsze zeszyte książki pergaminow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znany i używany jest ręcznik (Turcja - czas przybliżo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elka kopuła kamienna - Panteon (Apollodoros z Damaszku - Rzym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ejsmoskop (Zhang Heng - 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ystem geocentryczny układu świata i opisy tworzenia map (Ptolomeusz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ojawienie się szybkowaru (Rzym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woczesna postać książki (kraje śródziemnomorski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gła magnetyczna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łyżwy z żelazną płozą (Skandynaw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aczka (Czuko Liang - 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ierwszy żelazny most wiszący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ierwsza wizytówka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oświetlenie ulic miejskich smolnymi pochodniami (Antioch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zastosowanie napędu wodnego do cięcia kamienia (na rzece Mozeli, Ga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osty wiszące na żelaznych łańcuchach (Indi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homąto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okręty o kadłubach podzielonych grodziami wodoszczelnymi na komory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ierwszy opis cyfry zero (Indi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pierwszy pokaz fajerwerków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nich Dionysius Exiguus po raz pierwszy datuje czas po narodzeniu Chrystusa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klisze drukarskie do druku obrazów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pierowe pieniądze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oczątek rachuby czasu u Mahometan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wprowadzenie do obliczeń liczb ujemnych (Indi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ogień grecki (Kallinikos z Heliopolis - Bizancjum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oczątki produkcji porcelany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zastosowanie pługu w rolnictwie (Franko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ielki piec do wytopu żelaza (Hiszp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zegar mechaniczny z wychwytem i napędem wodnym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tery na statkach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parawan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żaglowanie łacińskie (M. Śródziemn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ierwsze kominy (Szwajcar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zegar mechaniczny uruchamiany odważnikami (Pacicus - Weron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pierwsza książka drukowana (Wang Czaj - 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maszyna utrzymująca przez chwilę człowieka w powietrzu ( Abbas Ibn Firnas - Hiszp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rabscy chemicy w wyniku destylacji wina odkryli napój nazwany przez nich alkoholem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żelazne podkowy (data przybliżona - Europ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alenie ognia na grobach - dziady (Litwa, Białoruś - czas przybliżo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oczewka (Tan Cziao - 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wiatrak o osi pionowej (Iran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ognie sztuczne - pierwsza pewna wiadomość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ierwsza kanałowa śluza komorowa (Qiao Weiyue - 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awa jako napój (Awicenna - Pers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pierwszy naukowy opis ciemni optycznej - camera obscura (Alhazen - Basr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ojedyncze czcionki drukarskie (Pi Szeng - 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proch - pewna wiadomość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kompas magnetyczny pierwszy wyraźny opis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azylika Św. Marka w Wenecji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ierwsze kopalnie węgla kamiennego (Niemcy, 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wprowadzono "saski łokieć", na którym oparty jest obecnie yard (Henryk I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apier dociera do Europy (Hiszpa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użycie kompasu w nawigacji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pierwsza wielka katedra gotycka (St. Denis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romański słup drogowy (Konin - Polsk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kluczowa data powstania współczesnej odmiany futbolu (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ozpowszechnienie koła wodnego jako napędu do wszelkiego rodzaju urządzeń produkcyjnych (Europ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wprowadzenie cyfr arabskich w Europie (Leonardo Fibonacci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opisano zjawisko ciążenia ciał ku środkowi Ziemi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wojskowe użycie rakiet i prochu, podczas obrony Kaifengu, pierwsze granaty i bomby (Chin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ster zawiasowy (Bałtyk, M. Północne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pierwsze ogólnodostępne apteki (Deklaracja z Melfi - królestwo Sycylii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najstarsza wiadomość o kopalniach soli (Polska - Wieliczka i Bochn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nowoczesny, ciężki pług kołowy z lemieszem i odkładnicą (Europ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gitara - jej współczesna postać (opis Juan Gil Zamora - Hiszpan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opis soczewki, jednosoczewkowa lupa (Roger Bacon - Angl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kompas z podziałem tarczy na 360 stopni (Petrus Peregrinus - 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pierwszy wodociąg we Wrocławiu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pierwsza huta wytwarzająca butelki z zielonego szkła (Lempoel - 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początki gry w golfa (Holandi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óża wiatrów do kompasu (Flavio Gioja z Almalfi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armata - pierwsza pewna wiadomość (Europa Zach.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założenie w Wenecji pierwszego publicznego ogrodu botanicznego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mechaniczny zegar wieżowy (Jacopo Dondi - Mediolan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użycie armat przy oblężeniu Rouen (Fra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użycie armat w polu, w bitwie pod Crécy (Fran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wielki linowy most wiszący nad rzeką Apurimac (Inkowie, Peru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ukończono budowę “krzywej wieży” w Pizie (G. i B. Pisano - 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wychwyt i balans do zegara (H. Wick - Niemc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gobelin z Angres - wysokość 1,56 m, szerokość 6 metrów (N. Bataile z Arras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metalowe czcionki drukarskie (Kore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wielki piec hutniczy (Europa Zach.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apier toaletowy (Chiny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pierwsza książka drukowana przy użyciu metalowych czcionek (Kore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wynalezienie farb olejnych (J. van Eyck - Belgia - data przybliżon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granat - pierwsze użycie w Europie (tzw. granaty włoskie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latarnia czarnoksięska (jezuita Athanasius Kircher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opisanie skafandra nurka z hełmem (M. Jacobus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magiel - maglownica (znaleziona w Norwegii w pobliżu Bergen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prasa drukarska: początki drukarstwa czcionkowego w Europie (J. Gutenberg - Mogu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echnika druku wklęsłego - miedzioryt (Maso Tommasoii Finiquerra - Florencja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przyznano rodzaj pierwszego patentu (Angli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Republika Wenecka otworzyła ambasadę w Genui (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kocz – powóz na resorach z pasów skórzanych (Węgr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pierwsza drukowana książka w Polsce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pierwsze prawa patentowe (Wenecja)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pierwszy tunel w Monte Viso 75 metrów w Alpach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Pedro Navarro wysadził twierdzę Castello Nuovo w Neapolu, przy pomocy miny (Włochy).</text:p>
          </table:table-cell>
          <table:table-cell office:value-type="string" calcext:value-type="string">
            <text:p>Wynalazki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76" calcext:value-type="float">
            <text:p>-776</text:p>
          </table:table-cell>
          <table:table-cell office:value-type="string" calcext:value-type="string">
            <text:p>pierwsze igrzyska olimpijsk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53" calcext:value-type="float">
            <text:p>-753</text:p>
          </table:table-cell>
          <table:table-cell office:value-type="string" calcext:value-type="string">
            <text:p>założenie Rzymu przez Romulusa i Rem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509" calcext:value-type="float">
            <text:p>-509</text:p>
          </table:table-cell>
          <table:table-cell office:value-type="string" calcext:value-type="string">
            <text:p>Rzym republik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508" calcext:value-type="float">
            <text:p>-508</text:p>
          </table:table-cell>
          <table:table-cell office:value-type="string" calcext:value-type="string">
            <text:p>reformy Klejstenesa – ukształtowanie demokracji ateńs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90" calcext:value-type="float">
            <text:p>-490</text:p>
          </table:table-cell>
          <table:table-cell office:value-type="string" calcext:value-type="string">
            <text:p>bitwa pod Maraton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bitwa pod Termopil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bitwa pod Salamin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bitwa pod Cheroneą – Filip II (ojciec Aleksandra Wielkiego) podbija Grecję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I wojna punicka – Sycyli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II wojna punicka – Hannibal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III wojna punicka – zburzenie Kartagi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powstanie Spartak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zabicie Juliusza Cezar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uznanie chrześcijaństwa przez Teodozjusza za religie panując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odział przez Teodozjusza Rzymu na część Wschodnią i Zachodni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upadek zachodniego cesarstwa rzymskiego oraz koniec starożytnośc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ucieczka Mahometa z Mekki do Medy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chizma wschodnia – rozłam w kościele na prawosławny i katolic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Rozpoczecie pandemi „czarna śmierć” - dżum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oficjalny koniec pandemi dżumy „czarna śmierć”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Chrzest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bitwa pod Cedyni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Zjazd w Gnieźn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Bolesław Chrobry pierwszym królem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najazd Brzetysława na Polskę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koronacja Bolesława Śmiał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Podział Polski na dzielnice testament Krzywoust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Sprowadzenie Krzyżaków do Polski przez księcia mazowieckiego Konrad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Najazd Tatarów na ziemie polskie bitwa pod Legnicą upadek Henryków Śląski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oronacja Władysława Łokietka na Wawel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Poczatek panowania Kazimierza Wiel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oniec panowania Kazimierza Wiel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Bitwa pod Płowcami pokonanie Krzyżak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Zjazd w Wyszehradzie monarchów Czech Węgier i Polski-rozstrzygnięcie wojny z Krzyżak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Zawarcie pokoju w Kaliszu z Krzyżak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założenie Akademii Krakowskiej przez Kazimierza Wielkiego pierwszego uniwersytet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uczta u Wierzynka – zjazd monarchów w Krakow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koniec dynastii Piastów śmierć Kazimierza Wiel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przywilej w Koszyca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Jadwiga zostaje królem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Unia polsko – litewska - unia w Krew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Początek wielkiej wojny z Krzyżak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Koniec wielkiej wojny z Krzyżak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Bitwa pod Grunwald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 Pokój w Toruni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Bitwa po Warn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Rozpoczęcie wojny trzynastoletniej z Zakonem Krzyżackim – odzyskanie Pomorza przez Polskę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II pokój w Toruni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upadek cesarstwa bizantyjskiego – zdobycie Konstantynopola przez Turków (data graniczna!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„Biblia Gutenberga” - pierwsza książka wydana drukiem w Europie (data graniczna!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odkrycie Ameryki przez Kolumba (data graniczna!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początek reformacji Marcin Luter przybija do drzwi kościoła w Wittenberdze 95 tez (data graniczna!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pokój w Augsburgu – Czyja władza tego religi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początek dynastii Romanowów w Rosji – koniec „wielkiej smuty”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Piotr I Wielki – Imperatorem Wszechrosj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Bostońska herbatka w 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deklaracja niepodległości 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pierwsza konstytucja na świecie – w 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Konstytucja „Nihil Novi” - nic n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Hołd Pruski Albrecht Hohenzollern składa hołd lenny Zygmuntowi I Starem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Unia lubelska z Litw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umiera Zygmunt August – koniec dynastii Jagiellon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Konfederacja warszawska pierwsza wolna elekcja – Henryk Walezy – pierwszy król elekcyj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Zygmunt III Waza przenosi stolicę z Krakowa do Warszaw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Bitwa pod Kircholmem (zwycięstwo Jan Karol Chodkiewicz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lęska pod Cecorą (umiera Stanisław Żółkiewski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Bitwa pod Chocimiem (taktyczne zwycięstwo RP w oblężonym obozie umiera Jan Karol Chodkiewicz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powstanie Chmielnickiego na Ukrain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potop szwedz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Zwycięstwo Sobieskiego pod Chocimi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Odsiecz wiedeńska – wielkie zwycięstwo Jana III Sobie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Sejm Niem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początek panowanie ostatniego króla Polski Stanisława Augusta Poniato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Konfederacja bars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I rozbiór Polski dokonany przez Rosję Austrię i Prus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Zakończenie Sejmu Wielkiego Czteroletn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Uchwalenie Konstytucji 3 Maj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Konfederacja Targowic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II rozbiór Polski dokonany przez Rosję i Prus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Powstanie Kościuszkowsk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III rozbiór Polski dokonany przez Rosję Austrię i Prus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abdykacja Poniato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rewolucja francus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Napoleon cesarzem Francuzów kodeks Napoleon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kampania rosyjska Napoleona i jego klęs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bitwa narodów pod Lipski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Wiosna Ludów Manifest Komunistyczny Karola Marksa i Fryderyka Engel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zjednoczenie Wło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zjednoczenie Niemiec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wojna secesyjna w 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pierwsze nowożytne igrzyska olimpijskie w Atena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zamach w Sarajewie na Arcyksięcia Ferdynand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Wybuch I wojna świat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koniec I wojny świat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cud nad Marną – taksów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bitwa pod Verdun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bitwa nad Sommą – czołg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rzystąpienie USA do woj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rewolucja lutowa i październikowa w Rosj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dzyskanie niepodległości przez Polskę po 123 latach - <text:s/>rozejm w Compiegne w wagon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Powstanie Legionów Polskich we Włoszech i Mazurka Dąbro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Utworzenie Księstwa Warsza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Kongres Wiedeński Sto Dni Napoleona Utworzenie Królestwa Polskiegobitwa pod Waterlo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Wybuch powstania listopad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Wybuch powstania krako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Wybuch powstania styczni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traktat pokojowy z w Wersal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pucz monachij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czarny czwartek krach Na Wall Street w Nowym Jork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wielki głód na Ukrainie śmierć ponad 5 milionów ludz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mianowanie Hitlera kanclerzem Niemiec przez prezydenta Paula Hinderburga von Beckendorff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Wybuch wojna domowa w Hiszpani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zwycięstwo generała Franco w wojnie domowej w Hiszpanii wprowadzenie systemu autorytarn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nszlusu Austri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onferencja w Monachium - Układ Monachij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ryształowa noc Niemcy rozbijają i niszczą mienie żydowskie w Niemcze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nglia i Francja wypowiadają wojnę Niemco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ojna zimowa między Rosją a Finlandią Finlandczycy dzielnie się broni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tak Hitlera na Danię i Norwegię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atak Niemiec na Belgię i Holandię później Francj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bitwa o Anglię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gresja Niemiec na ZSRR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podpisanie Karty Atlantyc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Japoński atak na bazę amerykańską Pearl Harbor przystąpienie USA do woj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onferencja w Teheran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desant w Normandi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onferencja w Jałcie i w Poczdamie ustalenie podziału Europy Polska za żelazną kurtyn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kapitulacja Niemiec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podpisanie Karty Narodów Zjednoczony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kt kapitulacji Japonii po rzuceniu bomb atomowych na Hiroszimę i Nagasaki – koniec II WŚ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niepodległość Izrael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raktat waszyngtoński powstanie Organizacji Paktu Północnego Atlantyku – NAT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wojna w Korei podział wzdłuż 38 równoleżnika (tak też jest do dzisiaj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powołanie Organizacji Układu Warsza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węgierska jesień interwencja wojsk Układu Warszawskiego na Węgrze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blokada Kub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rewolucja kulturalna w Chinach (Mao Tse-tunga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wojna sześciodniowa między Izraelem a Egipt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praska wiosna próba demokratyzacji systemu politycznego w Czechosłowacj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zburzenie muru berliń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wojna domowa w Jugosławi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da Regencyjna powierzyła dowództwo nad siłami zbrojnymi Józefowi Piłsudskiem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wybuch powstania wielkopol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lebiscyt na Powiślu Warmii i Mazura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kontrofensywa wojsk polskich znad rzeki Wieprz („cud nad wisłą”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uchwalenie Konstytucji marc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okój w Rydze między bolszewikami a polsk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lebiscyt na Górnym Śląsk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prezydent Narutowicz został zastrzelo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zamach majowy zamach stanu Józefa Piłsud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owela sierpniowa zmiana w obowiązującej konstytucj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uchwalenie Konstytucji Kwietni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akt Ribbentrop-Mołotow dzielący Polskę między okupant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tak wojsk Niemieckich na Westerplatt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kroczenie Armii Czerwonej od wschod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układ Sikorski-Majski między Polską a ZSRR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przemianowanie Związku Walki Zbrojnej na Armię Krajow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katastrofa gibraltarska śmierć Sikor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na czele rządu Londyńskiego stanął Stanisław Mikołajczyk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nifest Polskiego Komitetu Wyzwolenia Narod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ostanie warszawsk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powołanie Tymczasowego Rządu Jedności Narod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referendum ustrojowe „trzy razy tak!”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Konstytucja PRL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utworzenie Komitetu Obrony Robotnik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rajki w Poznaniu w zakładach Cegielskiego – „poznański czerwiec”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wydarzenia marcowe strajki studentów po ocenzurowaniu dziad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utworzenie w stoczni Gdańskiej Międzyzakładowego Komitetu Strajk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wystąpienia robotnicze w Radomiu Ursusie i Płock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ierwsza pielgrzymka papieża do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tworzenie NSZZ Solidarność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prowadzenie stanu wojenn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obrady „okrągłego stołu”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ierwsze częściowo wolne wybor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Uchwalenie Konstytucji 3 Maj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Konfederacja Targowicka, wojna z Rosj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II rozbior Polski - przez Rosję i Prus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Początek Insurekcji kościuszkowskiej. Bitwa pod Racławic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III rozbior Polski - przez Rosję Austrię i Prus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Napoleon zostaje cesarzem Franzuzów, ogłoszenie kodeksu Napoleon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Powstanie Księstwa Warszaw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Obrady Kongresu Wiedeńskiego, powstanie Królestwa Pol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76" calcext:value-type="float">
            <text:p>-776</text:p>
          </table:table-cell>
          <table:table-cell office:value-type="string" calcext:value-type="string">
            <text:p>Pierwsze Igrzyska Olimpijsk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90" calcext:value-type="float">
            <text:p>-490</text:p>
          </table:table-cell>
          <table:table-cell office:value-type="string" calcext:value-type="string">
            <text:p>persko-grecka bitwa pod Maratonem, zwycięstwo Grek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grecko-perska bitwa pod Termopilami, klęska Greków, Grecko-perska bitwa pod Salamin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38" calcext:value-type="float">
            <text:p>-338</text:p>
          </table:table-cell>
          <table:table-cell office:value-type="string" calcext:value-type="string">
            <text:p>Filip Macedoński pokonuje Greków w bitwie pod Cherone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24" calcext:value-type="float">
            <text:p>-324</text:p>
          </table:table-cell>
          <table:table-cell office:value-type="string" calcext:value-type="string">
            <text:p>Śmierć Aleksandra Macedońskiego, początek epoki hellenistyczn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53" calcext:value-type="float">
            <text:p>-753</text:p>
          </table:table-cell>
          <table:table-cell office:value-type="string" calcext:value-type="string">
            <text:p>Początki Rzym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509" calcext:value-type="float">
            <text:p>-509</text:p>
          </table:table-cell>
          <table:table-cell office:value-type="string" calcext:value-type="string">
            <text:p>Początki Republiki Rzyms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I wojna Punicka (Rzymska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II wojna Punic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III wojna Punic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Bitwa rzymsko-kartagińska bitwa pod Kannami, klęska Rzym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02" calcext:value-type="float">
            <text:p>-202</text:p>
          </table:table-cell>
          <table:table-cell office:value-type="string" calcext:value-type="string">
            <text:p>rzymsko-kartagińska bitwa pod Zamą, klęska Kartagińczyk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Zabójstwo Juliusza Cezara dyktatora rzym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Bitwa pod Akcjum pomiędzy Markiem Aureliuszem a Oktawianem o przywództwo w Rzymie, zwycięstwo Oktawian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onstantyn Wielki przyznał chrześcijanom takie same prawa jak innym religio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esarz Teodozjusz dzieli imperium Rzymskie na wschodnie i zachodn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Upadek cesarstwa zachodnio-rzym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hrześcijaństwo religią panującą w imperium rzymski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Schizma wschodnia - podział kościoła na katolicki i prawosławn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Ucieczka Mahometa z Mekki do Medyny. Początek ery muzułmańs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Karol Wielki koronowany na cesarza odnowionego cesarstwa zachodnio-rzym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Traktat w Verdun, podział państwa Karola Wielkiego. Początek Niemiec, Francji i Wło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Cesarz Henryk IV ukorzył się przed papieżem Grzegorzem VII w Cannos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Chrzest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Bitwa pod Cedyni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isja św. Wojciecha, śmierć biskup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Zjazd w Gnieźnie (Bolesław Chrobry i cesarz Otton III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Koronacja Bolesława Chrobrego - pierwszego króla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Koronacja Bolesława Śmiał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estament Bolesława Krzywoustego, podział Polski na dzielnic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apież Urban II wzywa chrześcijan na krucjat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Klęska Polaków w bitwie z Tatarami pod Legnic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Sprowadzenie Krzyżaków do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Koronacja Władysława Łokiet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Zjednoczenie ziem polskich po rozbiciu dzielnicowy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Założenie Akademii Krakows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Przywilej w Koszycach (pierwszy przywilej szlachty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polsko-litewska unia w Krew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bitwa pod Grunwaldem - zwycięstwo Polaków z Krzyżak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Upadek cesarstwa wschodnio rzym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początek Wiosny Ludów Rewolucja lutowa we Francj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oczątek powstania listopad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Powstanie Krakowskie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Ostateczne zjednoczenie Wło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Ostateczne zjednoczenie Niemiec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Bitwa pod Warną - klęska wojsk polsko-węgierskich z Turkam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Polsko-krzyżacka wojna trzynastoletni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Krzysztof Kolumb odkrywa Amerykę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Ferdynand Magellan odbył podróż dookoła świat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Tezy Marcina Lutra, początek kościołów protestancki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Ludwig Węgierski w Koszycach nadał przywilej dla szlacht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Hołd Pruski - Albrecht Hohenzollern Zygmuntowi Staremu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polsko-litewska unia "realna" w Lublinie - powstanie Rzeczypospolitej Obojga Narodów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Unia "brzeska"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pierwsza wolna elekcja - Henryk Walezy królem Polsk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zwycięstwo Polaków nad Szwedami pod Kircholm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zwycięstwo Polaków nad Rosjanami pod Kuszyn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klęska Polaków w bitwie z Turkami pod Cecorą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początek powstania Chmielnic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wojna polsko-szwedzka zwana potopem szwedzki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Jan Sobieski pokonuje Turków pod Chocimi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Jan III Sobieski pokonuje Turków pod Wiednie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polsko-turecki pokój wieczysty w Karłowica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Sejm Niem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Konfederacja Barsk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I rozbiór Polski - przez Rosję, Austrię i Prusy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Powstanie Komisji Edukacji Narod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Amerykańska Deklaracja Niepodległości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Ogłoszenie Konstytucji Stanów Zjednoczonyc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Zdobycie Bastylii - początek wielkiej Rewolucji Francus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Ogłoszenie Konstytucji Francuski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Obrady sejmu czteroletniego (koniec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wojna secesyjna w USA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wybuch powstania styczniow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dekret uwłaszczeniowy w Królestwie Polskim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powstanie międzynarodowej Socjalno-Rewolucyjnej Partii Proletariat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Powstanie Polskiej Partii Socjalistycznej (PPS)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powstanie socjal-demokracji Królestwa Pol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powstanie Stronnictwa Narodowo-Demokratyczn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wybuch I wojny świat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zakończenie I wojny światowej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Upadek Muru Berlińskieg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bb</text:p>
          </table:table-cell>
        </table:table-row>
      </table:table>
      <table:table table:name="questions_ENG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aa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heliocentric structure of the world, edition of 'On the Revolutions of the Celestial Spheres' (Mikołaj Copernicus - Po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the oldest wall wallpaper discovered (Christ College in Cambridge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 spring watch - the oldest surviving example (Peter Henlein - Nuremberg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urinal (Italy - approximate tim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 comma appears in the text (Aldo Manuzio - Italy - approximate tim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the art of etching images (Albreht Düre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the handkerchief is used as it stands (Italy - approximate tim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wheel lock for firearms (Johann Kiefu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bidet (Leonardo da Vinci (?) - Italy - approximate tim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the custom of decorating a Christmas tree (Alsace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improved pedal reel (Jürgen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wheel lock pistols (Italy,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use of a diving bell (Lake Nemi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ther was obtained (Valerius Cordus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the first winter garden was built (Daniel Barbara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invention of shooting cartridges (time and place unknow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ontemporary form of a corset (location unknow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the first book to have the word encyclopedia in the title (Pavao Skalicia - Switzer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use of rails in mines (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a pencil was constructed (Conrad Gessner - Switzer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equipping the army with cartridge muskets (Sp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improved lathe with headstock and support prototype (Jaques Besso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square root method (Rafael Bombelli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discovery of supernova SN1572 (Tycho Brahe - Denmark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the oldest known Polish primer (Królewiec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log for measuring the speed of ships (W. Bourn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first use of tidal energy (Peter Morice - Lond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creation of the Gregorian calendar (Pope Gregory XIII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the world's first amusement park (park Bakken - Denmark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arrangement of a logarithmic table (published 1620 - Jost Bürgi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introduction of the Kartauna to the battlefields (Maurycy Orański - Hol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hand knitting machine for making stockings (William Le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microscope (Zaharias Jansen - Netherland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the first mechanical sawmill (Cornelis Corneliszoon - Netherland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first flush toilet (John Harringt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air thermometer (Galileo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hermometer (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 sail-propelled vehicle (Simon Stevin - Netherland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telescope (Hans Lipperschey - Netherland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the use of a telescope for astronomical research (Galileo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he first bookstore in Poland and Europe (Franciszek Jakub Mercenich - Po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leaf spring (Fausto Veranzio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binoculars prototype (Galileo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a mask to protect against the plague (Charles de Lorme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rousel (probably Türkiy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slide rule (William Oughtred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arithmometer (Wilhelm Schickard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prototype of the submarine (Cornelius J. Drebbel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he beginnings of the press - the first newspapers - (Cardinal Richelieu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vernier (Pierre Vernier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prototype of the periscope (Jan Heweliusz - Po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method of obtaining coke from coal (Daniel Stumpfelt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air pump (Otto von Guericke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arithmometer (Blaise Pascal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mercury barometer (Evangelista Torricelli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roulette was invented (Blaise Pascal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ire engine with air chamber (Hans Hautsch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micrometer (Robert Hooke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pendulum clock (Christian Huygens - Netherland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uniform pressure distribution in the liquid (Blaise Pascal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pressure gauge (Otto von Guericke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creation of the concept of chemical elements (Robert Boyle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the first catamaran in Europe was launched (William Petty - Ire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bus on regular lines (Blaise Pascal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the phenomenon of electric current (Otto von Guericke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electrostatic machine (Otto von Guericke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improved mathematical machine for four operations (Wilhelm Leibniz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powdered cocoa (Brothers Van Houten - Hol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nemometer (Robert Hooke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reflecting telescope (Isaac Newt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streets are lit up in London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pendulum to regulate the movement of the clock (Christiaan Huygens - Hol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autoclave (Denis Pap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 three-wheeled vehicle powered by muscles (Stephan Farfl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e first steel-bladed razor (Sheffield,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steam boiler with safety valve (Denis Pap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discovery of heat rays (Edme Mariotte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elevator operating on the principle of counterweights (Erhard Weigel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Isaac Newton's "Mathematical Principles of Natural Philosophy" (Principia) was published in Latin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steam engine (Denis Pap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centrifugal pump (Denis Pap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discovery of the polarization of light (Christiaan Huygens - Netherland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improvement of the diving bell (Edmund Halle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champagne bottle stopper (Dom Pierre Perigno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first washing machine patent (John Tyzacke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matrimonial announcement (John Hought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atmospheric non-reciprocating steam engine for mine drainage (Thomas Saver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obtaining phosphorus (Henning Brand - Bavar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eginnings of mass production (Christion Polhem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steamship prototype (Denis Pap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Saxon kaolin porcelain (Johann Böttger - Meiss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first piano (Bartolomeo Cristofori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reciprocating atmospheric steam engine for pumping water from mines (Thomas Newcome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three basic laws of motion of bodies (Isaac Newt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modern diving suit, resistant to pressure (John Lethbridge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idea for a hovercraft (Emanuel Swedenborg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mercury thermometer (Daniel Fahrenheit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metal drills and gear machine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theodolite (Jonathan Siss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first photographs (Johann Heinrich Schulze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achromatic lens (Chester Moore Hall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pyrometer (Pieter van Musschenbroek - Netherland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sextant (John Hadle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team engine (Newcomen) to drive rotary machines (Abraham Darb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mechanical weaving shuttle (John Ka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pram (Wiliam Kent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smelting iron using only coke (Darb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the first plant system (Carol Linnaeus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horse tram (Whitehare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the beginnings of mechanical spinning (Lewis Paul and John Wyatt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platinum in Europe (Charles Wood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the first Chain Bridge over the River Tees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establishing a temperature scale based on the freezing and boiling of water (Anders Celsius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Franklin's Glockenspiel (Andrew Gordon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he first indoor swimming pool (U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the Leyden bottle (Ewald von Kleist - Prussia), the first condenser (Pieter van Musschenbroek - Hol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zinc was isolated as pure metal (Andreas Marggraf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the first simple water turbine (Ján Andrej Segn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nickel is discovered (Axel Frederic von Cronstedt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lightning rod (Benjamin Frankli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sunglasses (James Ayscough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discovery of electric induction (John Cant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the first iron rolling mill (Henry Cort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hydraulic cement (John Smeat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people met mayonnaise (cook of Duke Richelieu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the world's first travel agency (Richard Cox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marine chronometer (John Harris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irst roller skates (Joseph Merlin - Belgium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the first hard coal mines in Poland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coal mining machine (Michael Menzies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first sandwich (Lord Sandwich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the first electrophore (Johan C. Wilcke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first puzzle (John Spilsbur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mechanical spinner (James Hargreaves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isolating hydrogen (Henry Cavendish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mailbox (Pruss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hydrometer (Antoine Baumé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ndustrial steam engine (James Watt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modern circus (Philip Astle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introduction of the power unit horsepower (James Watt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nitrogen was isolated (Carl W. Scheele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the eraser was invented (Joseph Priestle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team vehicle (Nicolas J. Cugnot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the first android with programmable memory (Pierre Jaquet-Droz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laughing gas (Joseph Priestle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introduction to mechanics of the concept of pair of forces (Charles Coulomb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obtaining pure oxygen in the laboratory (Joseph Priestle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chlorine mixed with air (Carl W. Scheele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the first air analysis (Antoine L. Lavousie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discovery allowing the construction of a hygrometer (Horace de Saussure - Switzer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submarine (David Bushnell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first cocktail (Betsy Flanagan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wood planer (Hatt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soda water (Joseph Priestle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desk (Jean-Henri Riesener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molybdenum was discovered (Carl W. Scheele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the first cast iron arch bridge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graphite recognized as a type of carbon (Carl W. Scheele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discovery of glycerin (Carl W. Scheele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steel rope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electric lighter (Basel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a steel writing pen (Harris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determination of the chemical composition of water and air (Henry Cavendish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fully usable steam engine (James Watt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hot air balloon (brothers Joseph and Jaques Montgolfie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pure tungsten was isolated (José and Fausto Elhuyar - Sp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steam powered boat (Claude d'Abbans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determination of the chemical composition of ammonia (Claude L. Berthollet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balloon flight over the English Channel (Jean-Pierre Blanchard, John Jeffries - France /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first thresher (Andrew Meikl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industrial sugar production (Pruss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galvanized sheet was produced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power loom (Edmund Cartwright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steam engine speed regulator (James Watt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first graduation (Karl Abraham von Zedlitz - Pruss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carbon was included among the elements (Antoine Lavoisie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discovery of uranium (Martin. H. Klaproth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a guillotine prototype was constructed (Joseph Guilloti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shoelaces in a modern form (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he first vernier caliper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 gas turbine was patented (John Barber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titanium was discovered (William Gregor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semaphore optical telegraph (Claude Chapp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gas lighting (William Murdock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ambulance (Baron Dominique Jean Larey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the first optical telegraph line (Claude Chapp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ball bearing (Philip Vaughan - Wale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hydraulic press (Joseph Bramah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irst corkscrew patent (Samuel Henshall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lithograph (Alois Senefeld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beginning of preventive vaccinations (Edward Jenner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hydraulic cement (James Parker - U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first parachute jump (André-Jacques Garneri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discovery of chromium (Louis Nicolas Vauqell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a gas mask was constructed (Alexander von Humboldt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a gas heater was built (Philippe Lebo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electric battery (Alessandro Volta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the first mower with knives (R. Mearos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nfrared radiation (Friedrich Wilhelm Herschel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oad locomotive (steam car: R. Trevithick-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the first galvanoscope (P. Sim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patent for a gas engine with electric ignition (P. Lebo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industrial scale production of beet sugar (Achard, Dolessert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the first steamer equipped with a paddle wheel (W. Symington - Scot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Gay-Lussac law (France), gas cooker (Z. Winz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steam taxis run (Lond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a polygraph was constructed (J. Hawkins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mechanical workshop for pattern weaving (JM Jacquard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isolation of morphine (F. Serturner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bobbin sewing machine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the first land and water vehicle (O. Evans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matches (Jan C. Chancel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gas torch for metal cutting (Ston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gas factory lighting (W. Murdock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a machine for the production of wood screws (F. Jap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coffee maker (B. Thompson - Count Rumfor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the concept of energy (T. Young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pedal boat (approximate time, location unknow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practical steamboat (R. Fult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steam railway on rails (R. Trevithick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magnesium was isolated (H. Dav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band saw for woodworking (W. Newberr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paraffin was discovered (JN von Fusch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canned food (N. Appert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electric telegraph (T. von Soemmering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metal can (P. Durant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high-speed steam printing machine (F. Koenig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law of Avogadro (A. Avogadro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explanation of the fart phenomenon - gyroscope (S. Poisso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scale for determining the hardness of minerals (F. Moh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the chain railway (W. and E. Chapman - Great Brit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theory of formation of planetary systems (PS de Laplac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running bike (FD Sauevbron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prototype of a circular saw (T. Babbitt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the first steamship of war (R. Fult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spectrometer was built (J. Fraunhofer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first gas meter (S. Clegg - Great Brit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stethoscope (TH Laennec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fire extinguisher (G. Manb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mining safety lamp (H. Dav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scooter (???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selenium was isolated (JJ Berzelius - Swed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cadmium discovered (F. Stromey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illing machine with automatic table movement (E. Whitney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stearin candle (H. Braconnot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sailed steamer "Savannah" crosses the Atlantic (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phenomenon of electromagnetism (H. CH. Oersted - Denmar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lead pipe extrusion method (T. Burr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basic laws of electromagnetism (A. Ampèr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construction of a stopwatch (FJ Arago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harmonica - organ (Ch. Buschman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the first typesetting machine (W. Church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an arithmometer was created - the first mass-produced later (Charles X. Thomas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use of shower in hydrotherapy (V. Priessnitz - Austr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the first waterproof fabrics (Ch. Mackintosh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lighter (JW Döebereiner - Germany),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portland cement (J. Aspdi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machine gun (J. Perkins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artificial leather (T. Hancock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the first Stockton–Darlington public railway (G. Stephens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writing for the blind (L. Braill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tracks for vehicles (G. Caulc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beginnings of photography (JN Niepc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ship propeller (J. Ressel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the first Polish polytechnic was opened in Warsaw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multi-stage action turbine (W. Zah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shelter at Morskie Oko (E. Homolacs - Po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the first electric motor (Á. Jedlik - Hungar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rifle with an inertia firing pin (JN Dreyse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chain stitch and a machine to make it (B. Thimonie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he "Rocket" locomotive was built (G. Stephens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he first attempt to arrange the roots - the Döbereiner triad (Döberein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atent for the construction of a sewing machine (B. Thimonnie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milling machine (United State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ressed glass (C. Baccarat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base units: millimeter, milligram and second (CF Gaus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ic bell (L. Cowen -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c induction (M. Farada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the first alternating current generator (H. Pixii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clothes peg (S. Pryor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rear-loading hunting rifle (C. Lefaucheux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electric quartz clock (Scheibe, Adelsberger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practical mechanical harvester (C. Mc Cormick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capsules for packaging liquid drugs (M. Mothe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battery electric motor (MH Jacobi - Russ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Samuel Colt patents percussion revolver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fireproof safe (Charles and Jeremiah Chubb - USA),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John Frederic Daniel builds a galvanic cell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steam pile driver (Cowdi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acetylene was discovered (E. Dav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spinning clothes dryer (Penzoldt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practical electromagnetic telegraph (S. Mors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tomato ketchup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production of synthetic gemstones (A. Gaudi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the first screw-propelled sea-going steamer (Smith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railway telegraph (Ch. Wheatstone, Cook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ship propeller (Erics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beginnings of photography - daguerreotype (Daguerr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electroplating (Jacobi - Russ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vertical lathe (Bodmer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artificial fertilizers in agriculture (Liebig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obtaining cellulose from wood (A. Pay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key and telegraph alphabet (FB Mors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standardized inch thread (J. Whitworth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ohmmeter (Ch. Poggendorff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the establishment of three-color traffic lights on the railway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 steam hammer in use (Nasmyth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first postcard (M. Egley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book stitching machine (T. Richards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the first fertilizer factory (Lawes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production of ebonite (T. Hancock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a steam digger (G. Oti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intercity Washington–Baltimore telegraph line (S. Mors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electric clock (A. Bain - Scot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roasted portland cement (Johns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turret lathe (S. Fitch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discovery of fluorescence (Brewste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in London, an electric bulb light - a candelabra (Star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sewing machine (E. How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first operation under ether anesthesia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rotary printing machine (E. How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law of conservation of energy (H. von Helmholte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magnifier with two lenses (magnification up to 120 times: C. Zeis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the Doppler principle (Austr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naval mine (EW Siemen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chewing gum (J. Curtis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patent for a dental chair (W. Hanchet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mechanical refrigerator (Gorvi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dry cleaning (Jean-Baptiste Jolly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safety pin (W. Hun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irst photograph of the Moon (C. Bond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proving the rotation of the Earth (L. Foucault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as burner (W. Bunsen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an undersea telegraph line (Dover–Calai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telephoto lens (J. Porro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Glasgow's first railway ferry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airship prototype (HJ Giffard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the first gyroscope (J. Foucault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oil lamp (Ignacy Łukasiewicz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potato chips (G. Crum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bsolute temperature scale (lord Kelvi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extraction and processing of crude oil (I. Łukasiewicz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first asphalt road (Merio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the first electric light bulb (Goebel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matches (J and K. Lundström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the first ribbon typewriter (G. Ravizza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printing telegraph (D. Hughes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teel refining in converter (H. Bessemer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the first synthetic dye mowein (Perki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ynthetic dyes (England,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passenger lift (E. Otis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toilet paper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obtaining tool steel (Musket - Scot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electric light in a lighthouse (Foreland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glass jar with screw cap (JL Mason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the first cable telegram from England to the U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lead battery (G. Plant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first deep drilling of oil wells (GL Drak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road roller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gas internal combustion engine (É. Lenoi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combine harvester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direct current generator (Pacinotti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multi-shot rifles (O. Winchest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beginnings of color photography (JC Maxwell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cigarette factory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the first plastic (A. Parkes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universal milling machine (Brow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ubway (Lond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coal cutter (Harris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pullman wagon (GM Pullma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machine gun (R. Gatling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mechanical knitting machine (Cott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open-hearth process in metallurgy (Marti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rapid fire cannon (BB Hotchkis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knitting machine (A. Voigt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invention of pasteurization (L. Pasteu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Atlantic communications by cable (Ireland-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method of producing cellulose (B. Ch. Tilghma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self-excited generator (EW Siemen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reinforced concret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dynamite was patented (A. Nobel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first patent (J. Monier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canned meat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helium was discovered in the solar spectrum (PJ Janssen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tungsten-manganese steel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opening of the Suez Canal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celluloid (J. Hyat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first transcontinental railroad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drilling and loading shearer for tunnel drilling (Chanell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ceramic toilet bowls (TW Twyford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retched wire spokes for bicycle wheels (EA Cowper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alpine tunnel (under Mt. Ceni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the work "On the Descent of Man" (K. Darwi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dry photographic plate (R. Maddox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the production of nutcrackers was launched (W. Füchtn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Yellowstone National Park (USA) was founded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manufactured petroleum jelly (R. Chesebrough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earmuffs (Ch. Greenwood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tennis (W. Wingfield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barbed wire - production machine (J. Glidde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heroin was discovered (CR Alder Wright - Great Brit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a vehicle with a petrol engine (S. Marcus - Austr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electric fuse (T. Edison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telephone (A. Bell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improved internal combustion engine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Trans-Andean Railway (Polak - Malinowski - Peru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reefer ship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electric welder (Thom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7" calcext:value-type="float">
            <text:p>1877</text:p>
          </table:table-cell>
          <table:table-cell office:value-type="string" calcext:value-type="string">
            <text:p>phonograph (T. Edi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milk centrifuge (Carl de Laval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two-stroke engine (D. Clerk - Scot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contact microphon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electric locomotive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anker (M. Kaspijski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electric bulb (T. Edi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he first steel melting in an electric arc furnace (Siemen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action turbine (LA Pelt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saccharin (C. Fahlberg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electric tram (W. von Siemen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he congress in Paris introduced the basic units: centimeter, gram and second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railway tank cars (Russ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he first municipal power plant (T. Edi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AC transformer (M. Deri and C. Zipernowsk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grid printing plate - autotype (G. Meisenbach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cholera germ (Koch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DC motor (W. Lahmeye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air liquefaction (Wróblewski, Olszewski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machine gun (H. Maxim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mechanical image analysis and synthesis (P. Nipkow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reaction steam turbine (Ch. Parsons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a car with a gasoline engine (C. Benz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rayon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ocean tanker (Batumi - Londo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industrial-scale aluminum production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motorcycle (G. Daiml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first use of the linotyp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turntable and record production (E. Berlin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polyphase induction motor (N. Tesla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a textbook for learning the international language Esperanto (L. Zamenhof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pneumatic tire (John B. Dunlop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handheld cameras (Kodak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three-phase electric motor (N. Tesla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rotary telephone dial (A. Strowg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completion of the Eiffel Tower (Pari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electric chair - first death sentenc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teleautograph for remote transmission of images (E. Gray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one of the printing techniques is created - rotogravure (K. Klíč - Czech Republic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automatic loom (James H. Northrop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torpedo used in naval battle (Chil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patent for projector and movie camera (A. Edi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gliding flights, a hang glider is created (O. Lilienthal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carburetor with nozzle and float (W. Maybach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basics of dactyloscopy (Sir F. Galt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automatic telephone exchang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high-voltage high-frequency currents (N. Tesla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zipper (WL Jud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fiberglass (E. Libbey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he first car race (Paris–Rou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large format wall advertisement (approximate tim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construction of a pleograph (K. Prószyński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first electrified railroad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usable hydroelectric power plant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cinematograph (Lumiere brothers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radio (A. Popov - Russia, G. Marconi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making a thermos (J. Dewar - Scotland and R. Burg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a car with an electric starter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diesel internal combustion engine (R. Diesel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monotype (T. Lanst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wireless telegraphy (G. Marconi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magnetic sound recording (W. Poulsen - Denmar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loudspeaker design (O. Lodg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discovery of the first radioactive elements (M. Curie-Skłodowska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tungsten high speed tool steel (FW Taylor, M. Whit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a prototype of a hair dryer (M. Doliwo-Dobrowolski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paperclip (J. Vaaler - Norwa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igid airship (Zeppelin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roduction of silicone (S. Kipping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reewheel hub bicycle coaster (E. Sach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establishing radio communication across the Atlantic (G. Marconi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crystal detector (F. Braun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distinction of blood group (K. Landsteiner - Austr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armored car (Franc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obtaining radium (M. and P. Curi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spark plug (R. Bosh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airplane: first successful flights (Wright, Hawk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obtaining nitric acid from the air (Birkeland, Eyde - Norwa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crawler tractor (B. Hol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invention of the vacuum diode (A. Fleming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ice cream cones (E. Hamwi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image transmission and phototelegraphy (A. Korn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production of electric washing machines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a gramophone was built (Emil and Charles Path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heory of relativity (A. Einstein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triode (L. De Fores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a prototype of a voice recorder is created (G. Marconi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duralumin (A. Wilm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bakelite (L. Baekeland - Belgium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the belinograph was constructed (É. Belin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prototype of a usable gas turbine (H. Holzwarth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electric horn (MR Hutchi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manufacture of cellophane (E. Brandenberger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flight by plane over the English Channel (L. Bleriot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synthetic rubber (F. Hofmann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first aviation competition (Reims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aeroscope (K. Prószyński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seaplane (H. Fabr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neon fluorescent lamp (G. Claud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transmission of a television picture by electricity (W. Kosm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toothpaste Chlorodent (O. von Mayenburg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discovery of cosmic rays (F. Hes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first diesel ocean-going ship (Denmar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Wilson's chamber (Ch. Wilson - Scot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diesel locomotive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mass production of cars (H. Ford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models of atoms (N. Bohr - Denmar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synthetic gasoline (F. Bergius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he construction of the Panama Canal (USA - Panama) was completed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he idea of \u200b\u200busing the tank in battle (E. Swinton - Great Brit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raffic light in Cleveland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the first all-metal plane Junkers J1 (O. Mader and H. Steudel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flamethrower as a weapon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equipment of aircraft with machine guns (Fokker E1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first aircraft carrier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stainless chrome steel (H. Brearley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first combat use of tanks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ass production of tractors (H. Ford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explanation of light diffraction (W. Rubinowicz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production of electric refrigerators on a commercial scale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series production of vacuum tubes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Enigma encryption machine (A. Scherbius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transatlantic flight by plane (Alcock, Brown, Newfoundland - Ire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a British airship crossed the Atlantic in both direction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first scheduled passenger airlines (Paris-London, Berlin-Weima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first fixed-program radio station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iscovery of freon (T. Midgley Jr.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ressing plaster (Dicks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roduction of rayon (England,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nordic walking (cross-country skiers - Fin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turbine steam locomotive (F. Ljungström - 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sulin (F. Banting - Canad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sound film - first screening (Berlin,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he beginnings of automatic control of machines and technological processes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electronic lamp reproducing images (WK Zworyki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electric wipers for cars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he first motorway from Milan to Varese (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electrodynamic loudspeaker (H. Riegge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first successful attempts at television (JL Baird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the first Leica 35mm camera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adhesive tape (R. Drew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electric microphone (J. Maxfield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practical television - first show (Baird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night vision (J. Baird - Scot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dipole type antenna (H. Yagi and S. Uda - Japa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olo transatlantic flight (Lindbergh, N.York–Pari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synthetic rubber (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prestressed concrete elements in construction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frequency modulation in a radio receiver (H. Armstrong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eiger-Müller counter (H. Geiger and W. Müll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beginnings of electronic television: cathode ray tube (V. Zworyki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electroencephalograph (H. Berger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nicillin (A. Fleming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bathysphere (O. Barton and W. Beeb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ylon (US), use of the first analog calculating machin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conoscope (V. Zworyki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paper towels (A. Scot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beginnings of radio astronomy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cyclotron (EO Lawrenc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Lego bricks (Ole K. Christiansen - Denmar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a car with a propeller is created - Helicron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unicycle (JA Purves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electron microscope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continuous rolling mill (T. Sędzimir - 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polyethylene (U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artificial radioactivity (Curie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road reflectors - cat's eyes (P. Shaw - Great Brit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acrylic tips (M. Lapp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electric organ (L. Hammond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parking meter (C. Mage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first fully successful color film: Technicolor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the BBC broadcasts a permanent TV program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a prototype of a shopping trolley (S. Goldma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rst twin-rotor helicopter flight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perlon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radio telescope (G. Reb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jet engine (F. Whittle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first working tape recorder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btaining teflon (R. Plunket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ballpoint pen (L. Biro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modern helicopter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radar (W. Watt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jet plane Heinkel 178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irst use of Zyklon B against people (Buchenwald camp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nylon stockings (DuPont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fizzy drink Fanta (M. Keith - Germany) developed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first diesel turbo locomotive (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M&amp;Ms ppeared in the US army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ancestor of the modern quad - kettenkrad (NSU company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mine detector (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a catapult for pilots was constructed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the first nuclear reactor (E. Fermi, Chicago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rtificial kidney dialysis machine (WJ Kolff - Netherland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an ipsophone was built (Buhrle &amp;Co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clothing fasteners were invented - the so-called turnips (G. de Mestral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he first usable relay digital machine Mark 1 (H. Aike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emotely guided missiles (W. von Braun and team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proton microscope (600,000 times)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atomic bomb (R. Oppenheim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linky spring (R. James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liquid gas lighter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he ENIAC electronic calculating machine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Dupont began producing Teflon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he atomic clock principl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ircraft goes supersonic, Bell X1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recognition of the age of organic remains using C 14 (F. Libby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olaroid - camera (E. Herber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bathyscaphe (J. Piccard - Switzer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electronically controlled milling machine (assembly,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ransistor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he first non-stop round-the-world flight Lucky Lady II (J. Gallagh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layer transistor (W. Shockley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printed circuit board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irst color television broadcasts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beginnings of production of polyacrylonitrile fibers - orlon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pager constructed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video player - Ampex (Ch. Ginsburg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disposable diaper prototype (M. Donova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the first office proofreader (Bette N. Graham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first jet aircraft in passenger service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hydrogen bomb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he first electric treadmill (Dr. R. Bruce and W. Quinton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e use of isotopes and radiation in medicine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widescreen movie with stereo sound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electronically controlled milling machine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aser (USA, 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he first fully automated industrial plants (USA, 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the first nuclear power plant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optical fiber (S. Kapany - UK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tubeless tire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music synthesizer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ransatlantic cable telephone lin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disc brakes were introduced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he beginnings of ultrasound surgery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the first artificial satellite of the Earth (Sputnik 1 - 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rotary piston engine (F. Wankel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uspension monorail (Cologn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eat belts (Swed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cheduled transatlantic passenger jet flights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prototype of a television game (William A. Higinbotham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space probe reaches the Moon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uclear-powered icebreaker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photographing the side of the Moon invisible from the Earth (Luna 3 - 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peed camera (M. Gatsonides - Netherland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irst telecommunications and weather satellit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n electronic machine deciphers the Mayan script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he first human spaceflight (J. Gagarin - 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he first integrated circuit (B. Noyce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the first space suit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beginnings of intercontinental television: Telstar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photodiode (N. Holonyak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unnel under Mt. Blanc (France–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irst stationary telecommunications satellit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V. Tereshkova's first woman in space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the Tokaido railway superlines (Japa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urgery with a laser scalpel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irst fax machine (U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the three-crew Voskhod 1 spacecraft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aspartame (J. Schlatter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electronic flash with automatic flash control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irst trial air cushion train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the IBM 1287 reader reads typescript and handwriting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. Armstrong and D. Scott connect two ships in space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pace probe lands on Venus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idal power plant in St. Malo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 crewed spacecraft orbits the Moon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he first computer mouse (D. Engelbart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he first supersonic airliner Tu-114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irst ATM (J. Shepherd-Barron -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Boeing 747 makes first flight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ony introduces videocassette system (Japa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st calculator (N. Kitz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anaged to see uranium atom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electronics in 35mm camera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pace station Salyut1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riner 9 launched into Mars orbit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the first microprocessor (by Intel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quadraphonic gramophone records appeared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a surprise egg appeared on the market (Ferrero - Ital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agnetic hover vehicle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lar powered house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open-end spinning method (Po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the inside of the human body can be examined in layer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turbocharged sports porsche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work on the stun gun was completed (J. Cover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the key was replaced with a magnetic card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ome video recorder in the market (Japa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olarium (F. Wolff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he Venus 9 spacecraft transmits the first images of the surface of Venus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TV games on the market, Viking 1 lands on Mars and transmits images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use is Gore-tex (W. Gore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eutron bomb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troduction of the stock photography system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largest bucket excavator, 240,000 m3 per day (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 CD is created (Philips - The Netherland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irst GPS satellite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crossing the English Channel in a pedal-powered plane (B. Alle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iquid crystal television screen (Japa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irst flight of a solar-powered aircraft (L. Mauro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pocket computers in the market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ogical puzzle - Rubik's cube - on sale (E. Rubik - Hungar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unrecognizable combat aircraft (U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he first compact disc players on the market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aunch of the first Space Shuttle Columbia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French TGV train reached a speed of 380 km/h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computed tomography of the human body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eletext began to be used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rtificial heart (R. Jarvik - 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he meter was defined as 299,792,488 the fraction of the distance traveled in one second by light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he world's longest tunnel, Seikan, was completed (53,850 m, Japa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an office computer equipped with a mous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BS brake system in mass production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avigation via satellites, the first car models with an on-board computer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etermination of position in navigation with an accuracy of 1 meter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the Challenger shuttle disaster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Voyager 2 passes Uranus and Neptun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 new generation of superconductor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upernova discovered 170,000 light years away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irst computer virus infects 20,000 computer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ptical fiber under the Atlantic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he world's largest aircraft An225 (USS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he magnetic hover TGV reached a speed of 482 km/h. (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EP accelerator with a circumference of 26.7 km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e Hubble space telescope in orbit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Wabot playing robot can play complex songs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e final piercing of the "Eurotunnel" under the English Channel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elicopters without a tail rotor (US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 video camera modeled on the human ey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P3 format used (K. Brandenburg - German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irst SMS (N. Papworth - Great Brit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the use of airgel to protect the sensitive electronics of the Martian rover against low temperatures (NASA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en drive constructed (IBM - US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first metal pens for writing (Rom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first automata were created (Heron of Alexandria - approximate tim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 first fountain, a taximeter was constructed (Heron - Alexandr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rst fire engine (Ktesibios of Alexandria) in use (fire of Rom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lans for the construction of the Corinth Canal (Roman emperor Nero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rst records about stocks (Act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irst turning lock (Rom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ustard appear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first bound parchment book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 towel is known and used (Türkiye - approximate tim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reat stone dome - Pantheon (Apollodoros of Damascus - Rom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eismoscope (Zhang Heng - 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e geocentric system of the world system and descriptions of mapping (Ptolemy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he appearance of the pressure cooker (Rom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he modern form of the book (Mediterranean countries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gnetic needle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kates with an iron runner (Scandinav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heelbarrow (Chuko Liang - 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he first iron suspension bridge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irst business card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ighting city streets with tar torches (Antioch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he use of a water drive for stone cutting (on the river Moselle, Gaul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uspension bridges on iron chains (Ind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ollar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hips with hulls divided by watertight bulkheads into chambers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first description of the number zero (Ind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first fireworks show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he monk Dionysius Exiguus first dates the time after the birth of Christ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rinting plates for printing images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per money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eginning of the Mohammedan timekeeping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troduction to the calculation of negative numbers (Ind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Greek fire (Kallinikos of Heliopolis - Byzantium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eginnings of porcelain production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se of the plow in agriculture (Francon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last furnace for iron smelting (Spai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mechanical clock with escapement and water drive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hip rudders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creen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atin sails (Mediterranea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first chimneys (Switzer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echanical clock activated by weights (Pacicus - Vero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first printed book (Wang Czaj - 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a machine that keeps a man in the air for a moment (Abbas Ibn Firnas - Sp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rab chemists, by distilling wine, discovered a drink they called alcohol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iron horseshoes (approximate date - Europ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urning fire on graves - Dziady (Lithuania, Belarus - approximate tim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lens (Tan Chiao - 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ertical axis windmill (Ira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fireworks - first sure news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the first canal chamber lock (Qiao Weiyue - 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ffee as a drink (Avicenna - Persi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the first scientific description of the optical darkroom - camera obscura (Alhazen - Basr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ingle printing fonts (Pi Szeng - 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gunpowder - sure message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magnetic compass first explicit description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asilica of st. Mark in Venice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he first hard coal mines (Germany, 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he "Saxon elbow" was introduced, on which the yard is now based (Henry I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paper arrives in Europe (Spai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use of the compass in navigation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he first great Gothic cathedral (St. Denis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romanesque road pole (Konin - Po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key date of the creation of modern football (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issemination of the water wheel as a drive for all kinds of production equipment (Europ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the introduction of Arabic numerals in Europe (Leonardo Fibonacci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described the phenomenon of gravitation of bodies towards the center of the Earth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military use of rockets and gunpowder, during the defense of Kaifeng, first grenades and bombs (Chin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hinged rudder (Bałtyk, North Se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first public pharmacies (Declaration of Melfi - Kingdom of Sici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the oldest news about salt mines (Poland - Wieliczka and Bochni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odern, heavy wheeled plow with blade and moldboard (Europ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guitar - its contemporary form (description of Juan Gil Zamora - Spain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lens description, single-lens magnifier (Roger Bacon - England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360-degree compass (Petrus Peregrinus - 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the first waterworks in Wrocław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first glassworks producing green glass bottles (Lempoel - 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beginnings of golf (Netherland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compass rose (Flavio Gioja from Almalfi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cannon - first sure message (Western Europ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founding of the first public botanical garden in Venice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mechanical tower clock (Jacopo Dondi - Mila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the use of cannons at the siege of Rouen (Fra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the use of cannons in the field, at the Battle of Crécy (Fran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a large rope suspension bridge over the Apurimac River (Incas, Peru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the construction of the “leaning tower” of Pisa was completed (G. and B. Pisano - 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lockwork escapement and balance (H. Wick - German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tapestry from Angres - height 1.56 m, width 6 meters (N. Bataile of Arra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metal printing type (Kore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last furnace (Western Europ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toilet paper (China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first book printed with metal type (Korea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invention of oil paints (J. van Eyck - Belgium - approximate dat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pomegranate - first use in Europe (so-called Italian pomegranate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the sorcerer's lantern (Jesuit Athanasius Kircher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description of a diving suit with a helmet (M. Jacobus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mangle - mangle (found in Norway near Bergen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the printing press: the beginnings of type printing in Europe (J. Gutenberg - Mainz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intaglio printing technique - engraving (Maso Tommasoii Finiquerra - Florence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first type patent granted (England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he Republic of Venice has opened an embassy in Genoa (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kocz - a carriage with springs made of leather belts (Hungar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the first printed book in Poland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first patent rights (Venice)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the first tunnel at Monte Viso 75 meters in the Alps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Pedro Navarro blew up the Castello Nuovo fortress in Naples, with the help of a mine (Italy).</text:p>
          </table:table-cell>
          <table:table-cell office:value-type="string" calcext:value-type="string">
            <text:p>Inventions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76" calcext:value-type="float">
            <text:p>-776</text:p>
          </table:table-cell>
          <table:table-cell office:value-type="string" calcext:value-type="string">
            <text:p>the first Olympic Game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53" calcext:value-type="float">
            <text:p>-753</text:p>
          </table:table-cell>
          <table:table-cell office:value-type="string" calcext:value-type="string">
            <text:p>the founding of Rome by Romulus and Remu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509" calcext:value-type="float">
            <text:p>-509</text:p>
          </table:table-cell>
          <table:table-cell office:value-type="string" calcext:value-type="string">
            <text:p>Rome a republic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508" calcext:value-type="float">
            <text:p>-508</text:p>
          </table:table-cell>
          <table:table-cell office:value-type="string" calcext:value-type="string">
            <text:p>Cleisthenes' reforms - shaping the Athenian democrac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90" calcext:value-type="float">
            <text:p>-490</text:p>
          </table:table-cell>
          <table:table-cell office:value-type="string" calcext:value-type="string">
            <text:p>the Battle of Marath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the Battle of Thermopyla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the battle of Salami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the battle of Chaeronea – Philip II (father of Alexander the Great) conquers Gree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First Punic War - Sicil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Second Punic War - Hannibal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Third Punic War - destruction of Carthag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the uprising of Spartacu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killing Julius Caes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he recognition of Christianity by Theodosius as the dominant relig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ivision by Theodosius of Rome into Eastern and Western par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he fall of the Western Roman Empire and the end of Antiqui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uhammad's flight from Mecca to Medin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eastern schism - a split in the church into Orthodox and Catholic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Start of the pandemic "black death" - plagu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the official end of the "black death" plague pandemic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Baptism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the battle of Cedyn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gress in Gniezn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Bolesław the Brave the first king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retislav's invasion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the coronation of Bolesław the Bol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he division of Poland into districts - Krzywousty's testamen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Bringing the Teutonic Knights to Poland by Konrad, Duke of Masov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Tatar invasion of Polish lands Battle of Legnica Fall of Henryków Śląski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the coronation of Władysław Łokietek at Wawel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The beginning of the reign of Casimir the Grea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End of Casimir the Great's reig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Battle of Płowce defeating the Teutonic Knigh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ongress of the monarchs of Bohemia, Hungary and Poland in Visegrád - settlement of the war with the Teutonic Knigh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Conclusion of peace in Kalisz with the Teutonic Knigh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founding of the Cracow Academy by Casimir the Great of the first universi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a feast at Wierzynek's - a convention of monarchs in Krakow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end of the Piast dynasty death of Casimir the Grea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privilege in Koši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Jadwiga becomes King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Polish-Lithuanian union - union in Krew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he beginning of the great war with the Teutonic Knigh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End of the Great War with the Teutonic Knigh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Battle of Grunwal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1st Room in Toruń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Battle of Varn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Beginning of the Thirteen Years' War with the Teutonic Order - regaining Pomerania by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2nd room in Toruń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the fall of the Byzantine Empire - the conquest of Constantinople by the Turks (limit date!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"Gutenberg's Bible" - the first book published in print in Europe (limit date!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discovery of America by Columbus (limit date!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the beginning of the Reformation Martin Luther nails his 95 theses to the door of the church in Wittenberg (cutting date!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peace in Augsburg - Whose power is this relig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the beginning of the Romanov dynasty in Russia - the end of the "great sorrow"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Peter I the Great - Emperor of All 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US Boston Tea Par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the US declaration of independe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the first constitution in the world - in the US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Constitution "Nihil Novi" - nothing new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Prussian homage Albrecht Hohenzollern pays homage to Sigismund I the Ol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Union of Lublin with Lithuan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Zygmunt August dies – end of the Jagiellonian dynas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Warsaw Confederation first free election – Henryk Walezy – first elective k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Sigismund III Vasa moves the capital from Kraków to Warsaw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Battle of Kircholm (victory of Jan Karol Chodkiewicz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Defeat at Cecora (Stanisław Żółkiewski dies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Battle of Chocim (tactical Polish victory in the besieged camp, Jan Karol Chodkiewicz dies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the Khmelnytsky Uprising in Ukrain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wedish Delug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Sobieski's victory at Khoty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Relief of Vienna - great victory of Jan III Sobiesk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Silent Sejm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the beginning of the reign of the last king of Poland, Stanisław August Poniatowsk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Bar Confedera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1st Partition of Poland by Russia, Austria and P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Closing of the Great Four-Year Die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doption of the Constitution of May 3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Targowica Confedera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the Second Partition of Poland by Russia and P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Kosciuszko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Third Partition of Poland by Russia, Austria and P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Poniatowski's abdica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French Revol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Napoleon Emperor of the French Napoleonic Cod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Napoleon's Russian campaign and his defea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the Battle of the Nations near Leipzi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The Spring of Nations The Communist Manifesto of Karl Marx and Friedrich Engel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unification of Ital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unification of German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US Civil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he first modern Olympic Games in Athen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assassination in Sarajevo of Archduke Ferdin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outbreak of World War 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end of World War 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miracle on the Marne - taxi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the Battle of Verdu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Battle of the Somme - tank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US entry into the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the February and October revolutions in 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gaining independence by Poland after 123 years - truce in Compiegne in a wag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The uprising of the Polish Legions in Italy and Mazurka Dąbrowsk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Creation of the Duchy of Warsaw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Congress of Vienna Hundred Days of Napoleon Creation of the Kingdom of Poland Battle of Waterlo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The outbreak of the November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Outbreak of the Krakow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The outbreak of the January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the peace treaty of Versaille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he Beer Hall Putsc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black thursday the Wall Street Crash in New York Ci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great famine in Ukraine death of over 5 million peopl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he appointment of Hitler as Chancellor of Germany by President Paul Hinderburg von Beckendorff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outbreak of the Spanish Civil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General Franco's victory in the Spanish Civil War introduction of the authoritarian system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nschluss of Austr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Munich Conference - Munich Agreemen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Kristallnacht Germans break up and destroy Jewish property in German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England and France declare war on German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winter war between Russia and Finland Finland bravely defend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Hitler's attack on Denmark and Norwa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Germany's attack on Belgium and the Netherlands later Fra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the Battle of Britai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Germany's aggression against the USS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signing of the Atlantic Charte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Japanese attack on US base Pearl Harbor US entry into the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he Tehran Confere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the Normandy landing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conference in Yalta and Potsdam establishing the division of Europe Poland behind the Iron Curtai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he surrender of German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he signing of the United Nations Charte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he act of surrender of Japan after the atomic bombs were dropped on Hiroshima and Nagasaki - the end of WWI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Israeli independe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the Washington Treaty creation of the North Atlantic Treaty Organization - NAT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the war in Korea division along the 38th parallel (this is still the case today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establishment of the Warsaw Pact Organiza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Hungarian Autumn intervention of Warsaw Pact troops in Hungar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blockade of Cub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the cultural revolution in China (Mao Tse-tung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the Six Day War between Israel and Egyp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he Prague Spring attempt to democratize the political system in Czechoslovak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he demolition of the Berlin Wall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the Yugoslav Civil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he Regency Council entrusted command of the armed forces to Józef Piłsudsk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utbreak of the Greater Poland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plebiscite in Powiśle Warmia and Mazur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counter-offensive of Polish troops from the Wieprz River ("miracle on the Vistula"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the adoption of the March Constit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eace in Riga between the Bolsheviks and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plebiscite in Upper Sile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President Narutowicz was shot dea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the May Coup d'état of Józef Piłsudsk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the August amending amendment to the existing constit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the adoption of the April Constit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he Ribbentrop-Molotov pact dividing Poland between the occupier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ttack of German troops on Westerplatt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the entry of the Red Army from the ea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he Sikorski-Mayski Agreement between Poland and the USS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renaming the Union of Armed Struggle into the Home Arm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he Gibraltar catastrophe Sikorski's dea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he London government was headed by Stanisław Mikołajczyk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manifesto of the Polish Committee of National Libera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Warsaw uprising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he establishment of the Provisional Government of National Uni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onstitutional referendum "three times yes!"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Constitution of the People's Republic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the creation of the Workers' Defense Committe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rikes in Poznań at Cegielski's plant - "Poznań June"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rch events student strikes after the censorship of grandfather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creation of the Inter-Enterprise Strike Committee in the Gdańsk shipyar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workers' riots in Radom Ursus and Płock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he first pilgrimage of the pope to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reation of NSZZ Solidarność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troduction of martial law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ound table talk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irst partially free election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Adoption of the Constitution of May 3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Targowica Confederation, war with 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Second Partition of Poland - by Russia and P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The beginning of the Kosciuszko Insurrection. Battle of Racławi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Third Partition of Poland - by Russia, Austria and P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Napoleon becomes Emperor of the French, announcement of the Napoleonic Cod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Rise of the Duchy of Warsaw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Proceedings of the Congress of Vienna, the establishment of the Kingdom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76" calcext:value-type="float">
            <text:p>-776</text:p>
          </table:table-cell>
          <table:table-cell office:value-type="string" calcext:value-type="string">
            <text:p>First Olympic Game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90" calcext:value-type="float">
            <text:p>-490</text:p>
          </table:table-cell>
          <table:table-cell office:value-type="string" calcext:value-type="string">
            <text:p>Persian-Greek Battle of Marathon, Greek victor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80" calcext:value-type="float">
            <text:p>-480</text:p>
          </table:table-cell>
          <table:table-cell office:value-type="string" calcext:value-type="string">
            <text:p>Greco-Persian Battle of Thermopylae, Greek defeat, Greco-Persian Battle of Salami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38" calcext:value-type="float">
            <text:p>-338</text:p>
          </table:table-cell>
          <table:table-cell office:value-type="string" calcext:value-type="string">
            <text:p>Philip of Macedon defeats the Greeks at the Battle of Chaerone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24" calcext:value-type="float">
            <text:p>-324</text:p>
          </table:table-cell>
          <table:table-cell office:value-type="string" calcext:value-type="string">
            <text:p>Death of Alexander of Macedon, beginning of the Hellenistic er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753" calcext:value-type="float">
            <text:p>-753</text:p>
          </table:table-cell>
          <table:table-cell office:value-type="string" calcext:value-type="string">
            <text:p>Origins of Rom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509" calcext:value-type="float">
            <text:p>-509</text:p>
          </table:table-cell>
          <table:table-cell office:value-type="string" calcext:value-type="string">
            <text:p>Origins of the Roman Republic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First Punic (Roman)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Second Punic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Third Punic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Roman-Carthaginian battle Battle of Cannae, defeat of Rom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202" calcext:value-type="float">
            <text:p>-202</text:p>
          </table:table-cell>
          <table:table-cell office:value-type="string" calcext:value-type="string">
            <text:p>Roman-Carthaginian Battle of Zama, defeat of the Carthaginian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Assassination of Julius Caesar the Roman dictato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Battle of Actium between Marcus Aurelius and Octavian for leadership of Rome, Octavian's victor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stantine the Great granted Christians the same rights as other religion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mperor Theodosius divides the Roman Empire into Eastern and Wester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Fall of the Western Roman Empir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hristianity the dominant religion in the Roman Empir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Eastern schism - division of the church into Catholic and Orthodox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uhammad's flight from Mecca to Medina. Beginning of the Muslim Er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harlemagne crowned Emperor of the renewed Western Roman Empir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The Treaty of Verdun, the division of Charlemagne's state. Beginning of Germany, France and Ital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Emperor Henry IV humbled himself before Pope Gregory VII at Cannos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Baptism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Battle of Cedyn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ission of st. Adalbert, the death of a bishop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ngress in Gniezno (Bolesław Chrobry and Emperor Otto III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oronation of Bolesław the Brave - the first king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ation of Bolesław the Bol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The testament of Bolesław Krzywousty, division of Poland into distric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ope Urban II calls Christians to crusade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The defeat of the Poles in the battle with the Tatars near Legnic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Bringing the Teutonic Knights to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Coronation of Władysław Łokietek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Unification of Polish lands after the division of distric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Founding of the Krakow Academ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Privilege in Košice (the first privilege of the nobility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the Polish-Lithuanian Union in Krewo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Battle of Grunwald - Poles' victory over the Teutonic Knight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Fall of the Eastern Roman Empir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beginning of the Spring of Nations February Revolution in Fra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Beginning of the November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Krakow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final unification of Ital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final unification of German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Battle of Varna - defeat of the Polish-Hungarian army against the Turk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Polish-Teutonic Thirteen Years'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Christopher Columbus discovers Americ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Ferdinand Magellan made a voyage around the worl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Martin Luther's theses, the beginning of the Protestant churches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Ludwig the Hungarian in Košice granted a privilege to the nobili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Prussian Homage - Albrecht Hohenzollern to Sigismund the Ol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Polish-Lithuanian "real" union in Lublin - establishment of the Polish-Lithuanian Commonw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Union of "Brest"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the first free election - Henry Valois became the king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the victory of the Poles over the Swedes at Kircholm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he victory of the Poles over the Russians at Kuszy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he defeat of the Poles in the battle with the Turks at Cecor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the beginning of the Khmelnytsky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the Polish-Swedish war known as the Swedish Delug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Jan Sobieski defeats the Turks at Khoty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Jan III Sobieski defeats the Turks near Vienn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Polish-Turkish perpetual peace in Karłowi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Silent Sejm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Bar Confedera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1st Partition of Poland - by Russia, Austria and Prussia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Establishment of the National Education Commiss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American Declaration of Independenc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Proclamation of the United States Constit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The taking of the Bastille - the beginning of the great French Revol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Proclamation of the French Constitu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Proceedings of the four-year Sejm (end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US Civil War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the outbreak of the January Uprisin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enfranchisement decree in the Kingdom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the rise of the international Social Revolutionary Proletariat Par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Establishment of the Polish Socialist Party (PPS)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the rise of the social-democracy of the Kingdom of Polan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creation of the National Democratic Party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the outbreak of World War 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he end of World War I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The fall of the Berlin Wall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bb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5T10:13:09.457926197</dc:date>
    <meta:editing-duration>PT5M38S</meta:editing-duration>
    <meta:editing-cycles>1</meta:editing-cycles>
    <meta:document-statistic meta:table-count="2" meta:cell-count="11100" meta:object-count="0"/>
  </office:meta>
</office:document-meta>
</file>